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9921FDF153E01720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draw:auto-grow-height="true" draw:auto-grow-width="false" fo:max-height="0cm" fo:min-height="15.87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3.505cm" fo:min-width="25.198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draw:fill="none" fo:min-height="1.738cm"/>
      <style:paragraph-properties style:writing-mode="lr-tb"/>
    </style:style>
    <style:style style:name="gr9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4.933cm"/>
      <style:paragraph-properties style:writing-mode="lr-tb"/>
    </style:style>
    <style:style style:name="gr10" style:family="graphic" style:parent-style-name="standard">
      <style:graphic-properties ch2_options="{'Style': 'default', 'Language': 'Rust', 'UseCharStyles': False, 'LineNumberRatio': 100, 'LineNumberStart': 1, 'MasterCharStyle': '', 'ShowLineNumbers': 1, 'ColourizeBackground': 1, 'LineNumberSeparator': '  ', 'StoreOptionsWithSnippet': 1}" draw:stroke="none" draw:fill="solid" draw:fill-color="#f8f8f8" fo:min-height="15.378cm"/>
      <style:paragraph-properties style:writing-mode="lr-tb"/>
    </style:style>
    <style:style style:name="gr11" style:family="graphic" style:parent-style-name="standard">
      <style:graphic-properties draw:stroke="none" draw:fill="none" fo:min-height="1.95cm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f8f8f8"/>
      <style:paragraph-properties style:writing-mode="lr-tb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solid" draw:fill-color="#f8f8f8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solid" draw:fill-color="#f8f8f8"/>
      <style:paragraph-properties style:writing-mode="lr-tb"/>
      <style:text-properties fo:font-size="15pt" style:font-size-asian="10.5pt" style:font-size-complex="10.5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text-properties fo:font-size="12pt"/>
    </style:style>
    <style:style style:name="P12" style:family="paragraph">
      <loext:graphic-properties draw:fill="solid" draw:fill-color="#f8f8f8"/>
      <style:paragraph-properties style:writing-mode="lr-tb"/>
      <style:text-properties fo:font-size="12pt" style:font-size-asian="12pt" style:font-size-complex="12pt"/>
    </style:style>
    <style:style style:name="P13" style:family="paragraph">
      <style:text-properties fo:font-size="16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15" style:family="paragraph">
      <loext:graphic-properties draw:fill="solid" draw:fill-color="#f8f8f8"/>
      <style:paragraph-properties style:writing-mode="lr-tb"/>
      <style:text-properties fo:font-size="16pt" style:font-size-asian="22pt" style:font-size-complex="2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ru" fo:country="RU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letter-spacing="normal" fo:language="ru" fo:country="RU" fo:font-style="normal" style:text-underline-style="none" fo:font-weight="normal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3" style:family="text">
      <style:text-properties style:use-window-font-color="true" loext:opacity="0%" fo:font-size="15pt" fo:language="zxx" fo:country="none" fo:font-style="normal" style:text-underline-style="none" fo:font-weight="normal" style:font-size-asian="15pt" style:font-size-complex="15pt"/>
    </style:style>
    <style:style style:name="T4" style:family="text">
      <style:text-properties fo:color="#008000" loext:opacity="100%" fo:font-size="15pt" fo:language="zxx" fo:country="none" fo:font-style="normal" style:text-underline-style="none" fo:font-weight="bold" style:font-size-asian="15pt" style:font-size-complex="15pt"/>
    </style:style>
    <style:style style:name="T5" style:family="text">
      <style:text-properties fo:color="#000000" loext:opacity="100%" fo:font-size="15pt" fo:language="zxx" fo:country="none" fo:font-style="normal" style:text-underline-style="none" fo:font-weight="normal" style:font-size-asian="15pt" style:font-size-complex="15pt"/>
    </style:style>
    <style:style style:name="T6" style:family="text">
      <style:text-properties fo:color="#0000ff" loext:opacity="100%" fo:font-size="15pt" fo:language="zxx" fo:country="none" fo:font-style="normal" style:text-underline-style="none" fo:font-weight="normal" style:font-size-asian="15pt" style:font-size-complex="15pt"/>
    </style:style>
    <style:style style:name="T7" style:family="text">
      <style:text-properties fo:color="#bbbbbb" loext:opacity="100%" fo:font-size="15pt" fo:language="zxx" fo:country="none" fo:font-style="normal" style:text-underline-style="none" fo:font-weight="normal" style:font-size-asian="15pt" style:font-size-complex="15pt"/>
    </style:style>
    <style:style style:name="T8" style:family="text">
      <style:text-properties fo:color="#666666" loext:opacity="100%" fo:font-size="15pt" fo:language="zxx" fo:country="none" fo:font-style="normal" style:text-underline-style="none" fo:font-weight="normal" style:font-size-asian="15pt" style:font-size-complex="15pt"/>
    </style:style>
    <style:style style:name="T9" style:family="text">
      <style:text-properties style:use-window-font-color="true" loext:opacity="0%" fo:font-size="15pt" fo:language="zxx" fo:country="none" fo:font-style="normal" style:text-underline-style="none" fo:font-weight="normal" fo:background-color="#ffd74c" style:font-size-asian="15pt" style:font-size-complex="15pt"/>
    </style:style>
    <style:style style:name="T10" style:family="text">
      <style:text-properties fo:color="#bbbbbb" loext:opacity="100%" fo:font-size="15pt" fo:language="zxx" fo:country="none" fo:font-style="normal" style:text-underline-style="none" fo:font-weight="normal" fo:background-color="#ffd74c" style:font-size-asian="15pt" style:font-size-complex="15pt"/>
    </style:style>
    <style:style style:name="T11" style:family="text">
      <style:text-properties fo:color="#008000" loext:opacity="100%" fo:font-size="15pt" fo:language="zxx" fo:country="none" fo:font-style="normal" style:text-underline-style="none" fo:font-weight="bold" fo:background-color="#ffd74c" style:font-size-asian="15pt" style:font-size-complex="15pt"/>
    </style:style>
    <style:style style:name="T12" style:family="text">
      <style:text-properties fo:color="#000000" loext:opacity="100%" fo:font-size="15pt" fo:language="zxx" fo:country="none" fo:font-style="normal" style:text-underline-style="none" fo:font-weight="normal" fo:background-color="#ffd74c" style:font-size-asian="15pt" style:font-size-complex="15pt"/>
    </style:style>
    <style:style style:name="T13" style:family="text">
      <style:text-properties fo:color="#666666" loext:opacity="100%" fo:font-size="15pt" fo:language="zxx" fo:country="none" fo:font-style="normal" style:text-underline-style="none" fo:font-weight="normal" fo:background-color="#ffd74c" style:font-size-asian="15pt" style:font-size-complex="15pt"/>
    </style:style>
    <style:style style:name="T14" style:family="text">
      <style:text-properties fo:color="#3d7b7b" loext:opacity="100%" fo:font-size="15pt" fo:language="zxx" fo:country="none" fo:font-style="italic" style:text-underline-style="none" fo:font-weight="normal" style:font-size-asian="15pt" style:font-size-complex="15pt"/>
    </style:style>
    <style:style style:name="T15" style:family="text">
      <style:text-properties fo:color="#b00040" loext:opacity="100%" fo:font-size="15pt" fo:language="zxx" fo:country="none" fo:font-style="normal" style:text-underline-style="none" fo:font-weight="normal" style:font-size-asian="15pt" style:font-size-complex="15pt"/>
    </style:style>
    <style:style style:name="T16" style:family="text">
      <style:text-properties style:use-window-font-color="true" loext:opacity="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17" style:family="text">
      <style:text-properties fo:color="#bbbbbb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18" style:family="text">
      <style:text-properties fo:color="#008000" loext:opacity="100%" fo:font-size="15pt" fo:language="zxx" fo:country="none" fo:font-style="normal" style:text-underline-style="none" fo:font-weight="bold" fo:background-color="transparent" style:font-size-asian="15pt" style:font-size-complex="15pt"/>
    </style:style>
    <style:style style:name="T19" style:family="text">
      <style:text-properties fo:color="#00000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20" style:family="text">
      <style:text-properties fo:color="#666666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21" style:family="text">
      <style:text-properties fo:color="#3d7b7b" loext:opacity="100%" fo:font-size="15pt" fo:language="zxx" fo:country="none" fo:font-style="italic" style:text-underline-style="none" fo:font-weight="normal" fo:background-color="#ffd74c" style:font-size-asian="15pt" style:font-size-complex="15pt"/>
    </style:style>
    <style:style style:name="T22" style:family="text">
      <style:text-properties fo:color="#3d7b7b" loext:opacity="100%" fo:font-size="15pt" fo:language="zxx" fo:country="none" fo:font-style="italic" style:text-underline-style="none" fo:font-weight="normal" fo:background-color="transparent" style:font-size-asian="15pt" style:font-size-complex="15pt"/>
    </style:style>
    <style:style style:name="T23" style:family="text">
      <style:text-properties fo:color="#b00040" loext:opacity="100%" fo:font-size="15pt" fo:language="zxx" fo:country="none" fo:font-style="normal" style:text-underline-style="none" fo:font-weight="normal" fo:background-color="#ffd74c" style:font-size-asian="15pt" style:font-size-complex="15pt"/>
    </style:style>
    <style:style style:name="T24" style:family="text">
      <style:text-properties fo:color="#b00040" loext:opacity="100%" fo:font-size="15pt" fo:language="zxx" fo:country="none" fo:font-style="normal" style:text-underline-style="none" fo:font-weight="normal" fo:background-color="transparent" style:font-size-asian="15pt" style:font-size-complex="15pt"/>
    </style:style>
    <style:style style:name="T25" style:family="text">
      <style:text-properties style:use-window-font-color="true" loext:opacity="0%" fo:font-size="16pt" fo:language="zxx" fo:country="none" fo:font-style="normal" style:text-underline-style="none" fo:font-weight="normal" style:font-size-asian="16pt" style:font-size-complex="16pt"/>
    </style:style>
    <style:style style:name="T26" style:family="text">
      <style:text-properties fo:color="#3d7b7b" loext:opacity="100%" fo:font-size="16pt" fo:language="zxx" fo:country="none" fo:font-style="italic" style:text-underline-style="none" fo:font-weight="normal" style:font-size-asian="16pt" style:font-size-complex="16pt"/>
    </style:style>
    <style:style style:name="T27" style:family="text">
      <style:text-properties fo:color="#9c6500" loext:opacity="100%" fo:font-size="16pt" fo:language="zxx" fo:country="none" fo:font-style="normal" style:text-underline-style="none" fo:font-weight="normal" style:font-size-asian="16pt" style:font-size-complex="16pt"/>
    </style:style>
    <style:style style:name="T28" style:family="text">
      <style:text-properties fo:color="#ba2121" loext:opacity="100%" fo:font-size="16pt" fo:language="zxx" fo:country="none" fo:font-style="normal" style:text-underline-style="none" fo:font-weight="normal" style:font-size-asian="16pt" style:font-size-complex="16pt"/>
    </style:style>
    <style:style style:name="T29" style:family="text">
      <style:text-properties fo:color="#008000" loext:opacity="100%" fo:font-size="16pt" fo:language="zxx" fo:country="none" fo:font-style="normal" style:text-underline-style="none" fo:font-weight="bold" style:font-size-asian="16pt" style:font-size-complex="16pt"/>
    </style:style>
    <style:style style:name="T30" style:family="text">
      <style:text-properties fo:color="#000000" loext:opacity="100%" fo:font-size="16pt" fo:language="zxx" fo:country="none" fo:font-style="normal" style:text-underline-style="none" fo:font-weight="normal" style:font-size-asian="16pt" style:font-size-complex="16pt"/>
    </style:style>
    <style:style style:name="T31" style:family="text">
      <style:text-properties fo:color="#0000ff" loext:opacity="100%" fo:font-size="16pt" fo:language="zxx" fo:country="none" fo:font-style="normal" style:text-underline-style="none" fo:font-weight="bold" style:font-size-asian="16pt" style:font-size-complex="16pt"/>
    </style:style>
    <style:style style:name="T32" style:family="text">
      <style:text-properties fo:color="#bbbbbb" loext:opacity="100%" fo:font-size="16pt" fo:language="zxx" fo:country="none" fo:font-style="normal" style:text-underline-style="none" fo:font-weight="normal" style:font-size-asian="16pt" style:font-size-complex="16pt"/>
    </style:style>
    <style:style style:name="T33" style:family="text">
      <style:text-properties fo:color="#666666" loext:opacity="100%" fo:font-size="16pt" fo:language="zxx" fo:country="none" fo:font-style="normal" style:text-underline-style="none" fo:font-weight="normal" style:font-size-asian="16pt" style:font-size-complex="16pt"/>
    </style:style>
    <style:style style:name="T34" style:family="text">
      <style:text-properties style:use-window-font-color="true" loext:opacity="0%" fo:font-size="16pt" fo:language="zxx" fo:country="none" fo:font-style="normal" style:text-underline-style="none" fo:font-weight="normal"/>
    </style:style>
    <style:style style:name="T35" style:family="text">
      <style:text-properties fo:color="#0000ff" loext:opacity="100%" fo:font-size="16pt" fo:language="zxx" fo:country="none" fo:font-style="normal" style:text-underline-style="none" fo:font-weight="normal" style:font-size-asian="16pt" style:font-size-complex="16pt"/>
    </style:style>
    <style:style style:name="T36" style:family="text">
      <style:text-properties fo:color="#008000" loext:opacity="100%" fo:font-size="16pt" fo:language="zxx" fo:country="none" fo:font-style="normal" style:text-underline-style="none" fo:font-weight="normal" style:font-size-asian="16pt" style:font-size-complex="16pt"/>
    </style:style>
    <style:style style:name="T37" style:family="text">
      <style:text-properties style:use-window-font-color="true" loext:opacity="0%" fo:font-size="15pt" fo:language="zxx" fo:country="none" fo:font-style="normal" style:text-underline-style="none" fo:font-weight="normal" style:font-size-asian="10.5pt" style:font-size-complex="10.5pt"/>
    </style:style>
    <style:style style:name="T38" style:family="text">
      <style:text-properties fo:color="#008000" loext:opacity="100%" fo:font-size="15pt" fo:language="zxx" fo:country="none" fo:font-style="normal" style:text-underline-style="none" fo:font-weight="bold" style:font-size-asian="10.5pt" style:font-size-complex="10.5pt"/>
    </style:style>
    <style:style style:name="T39" style:family="text">
      <style:text-properties fo:color="#bbbbbb" loext:opacity="100%" fo:font-size="15pt" fo:language="zxx" fo:country="none" fo:font-style="normal" style:text-underline-style="none" fo:font-weight="normal" style:font-size-asian="10.5pt" style:font-size-complex="10.5pt"/>
    </style:style>
    <style:style style:name="T40" style:family="text">
      <style:text-properties fo:color="#000000" loext:opacity="100%" fo:font-size="15pt" fo:language="zxx" fo:country="none" fo:font-style="normal" style:text-underline-style="none" fo:font-weight="normal" style:font-size-asian="10.5pt" style:font-size-complex="10.5pt"/>
    </style:style>
    <style:style style:name="T41" style:family="text">
      <style:text-properties fo:color="#3d7b7b" loext:opacity="100%" fo:font-size="15pt" fo:language="zxx" fo:country="none" fo:font-style="italic" style:text-underline-style="none" fo:font-weight="normal" style:font-size-asian="10.5pt" style:font-size-complex="10.5pt"/>
    </style:style>
    <style:style style:name="T42" style:family="text">
      <style:text-properties fo:color="#0000ff" loext:opacity="100%" fo:font-size="15pt" fo:language="zxx" fo:country="none" fo:font-style="normal" style:text-underline-style="none" fo:font-weight="normal" style:font-size-asian="10.5pt" style:font-size-complex="10.5pt"/>
    </style:style>
    <style:style style:name="T43" style:family="text">
      <style:text-properties fo:color="#0000ff" loext:opacity="100%" fo:font-size="15pt" fo:language="zxx" fo:country="none" fo:font-style="normal" style:text-underline-style="none" fo:font-weight="bold" style:font-size-asian="10.5pt" style:font-size-complex="10.5pt"/>
    </style:style>
    <style:style style:name="T44" style:family="text">
      <style:text-properties fo:color="#666666" loext:opacity="100%" fo:font-size="15pt" fo:language="zxx" fo:country="none" fo:font-style="normal" style:text-underline-style="none" fo:font-weight="normal" style:font-size-asian="10.5pt" style:font-size-complex="10.5pt"/>
    </style:style>
    <style:style style:name="T45" style:family="text">
      <style:text-properties fo:color="#008000" loext:opacity="100%" fo:font-size="15pt" fo:language="zxx" fo:country="none" fo:font-style="normal" style:text-underline-style="none" fo:font-weight="normal" style:font-size-asian="10.5pt" style:font-size-complex="10.5pt"/>
    </style:style>
    <style:style style:name="T46" style:family="text">
      <style:text-properties fo:color="#9c6500" loext:opacity="100%" fo:font-size="15pt" fo:language="zxx" fo:country="none" fo:font-style="normal" style:text-underline-style="none" fo:font-weight="normal" style:font-size-asian="10.5pt" style:font-size-complex="10.5pt"/>
    </style:style>
    <style:style style:name="T47" style:family="text">
      <style:text-properties style:use-window-font-color="true" loext:opacity="0%" fo:font-size="15pt" fo:language="zxx" fo:country="none" fo:font-style="normal" style:text-underline-style="none" fo:font-weight="normal" fo:background-color="#ffd74c" style:font-size-asian="10.5pt" style:font-size-complex="10.5pt"/>
    </style:style>
    <style:style style:name="T48" style:family="text">
      <style:text-properties fo:color="#bbbbbb" loext:opacity="100%" fo:font-size="15pt" fo:language="zxx" fo:country="none" fo:font-style="normal" style:text-underline-style="none" fo:font-weight="normal" fo:background-color="#ffd74c" style:font-size-asian="10.5pt" style:font-size-complex="10.5pt"/>
    </style:style>
    <style:style style:name="T49" style:family="text">
      <style:text-properties fo:color="#000000" loext:opacity="100%" fo:font-size="15pt" fo:language="zxx" fo:country="none" fo:font-style="normal" style:text-underline-style="none" fo:font-weight="normal" fo:background-color="#ffd74c" style:font-size-asian="10.5pt" style:font-size-complex="10.5pt"/>
    </style:style>
    <style:style style:name="T50" style:family="text">
      <style:text-properties fo:color="#666666" loext:opacity="100%" fo:font-size="15pt" fo:language="zxx" fo:country="none" fo:font-style="normal" style:text-underline-style="none" fo:font-weight="normal" fo:background-color="#ffd74c" style:font-size-asian="10.5pt" style:font-size-complex="10.5pt"/>
    </style:style>
    <style:style style:name="T51" style:family="text">
      <style:text-properties fo:color="#008000" loext:opacity="100%" fo:font-size="15pt" fo:language="zxx" fo:country="none" fo:font-style="normal" style:text-underline-style="none" fo:font-weight="bold" fo:background-color="#ffd74c" style:font-size-asian="10.5pt" style:font-size-complex="10.5pt"/>
    </style:style>
    <style:style style:name="T52" style:family="text">
      <style:text-properties fo:color="#3d7b7b" loext:opacity="100%" fo:font-size="15pt" fo:language="zxx" fo:country="none" fo:font-style="italic" style:text-underline-style="none" fo:font-weight="normal" fo:background-color="#ffd74c" style:font-size-asian="10.5pt" style:font-size-complex="10.5pt"/>
    </style:style>
    <style:style style:name="T53" style:family="text">
      <style:text-properties style:use-window-font-color="true" loext:opacity="0%" fo:font-size="12pt" fo:language="zxx" fo:country="none" fo:font-style="normal" style:text-underline-style="none" fo:font-weight="normal" style:font-size-asian="12pt" style:font-size-complex="12pt"/>
    </style:style>
    <style:style style:name="T54" style:family="text">
      <style:text-properties fo:color="#bbbbbb" loext:opacity="100%" fo:font-size="12pt" fo:language="zxx" fo:country="none" fo:font-style="normal" style:text-underline-style="none" fo:font-weight="normal" style:font-size-asian="12pt" style:font-size-complex="12pt"/>
    </style:style>
    <style:style style:name="T55" style:family="text">
      <style:text-properties fo:color="#3d7b7b" loext:opacity="100%" fo:font-size="12pt" fo:language="zxx" fo:country="none" fo:font-style="italic" style:text-underline-style="none" fo:font-weight="normal" style:font-size-asian="12pt" style:font-size-complex="12pt"/>
    </style:style>
    <style:style style:name="T56" style:family="text">
      <style:text-properties fo:color="#008000" loext:opacity="100%" fo:font-size="12pt" fo:language="zxx" fo:country="none" fo:font-style="normal" style:text-underline-style="none" fo:font-weight="bold" style:font-size-asian="12pt" style:font-size-complex="12pt"/>
    </style:style>
    <style:style style:name="T57" style:family="text">
      <style:text-properties fo:color="#000000" loext:opacity="100%" fo:font-size="12pt" fo:language="zxx" fo:country="none" fo:font-style="normal" style:text-underline-style="none" fo:font-weight="normal" style:font-size-asian="12pt" style:font-size-complex="12pt"/>
    </style:style>
    <style:style style:name="T58" style:family="text">
      <style:text-properties fo:color="#0000ff" loext:opacity="100%" fo:font-size="12pt" fo:language="zxx" fo:country="none" fo:font-style="normal" style:text-underline-style="none" fo:font-weight="bold" style:font-size-asian="12pt" style:font-size-complex="12pt"/>
    </style:style>
    <style:style style:name="T59" style:family="text">
      <style:text-properties fo:color="#b00040" loext:opacity="100%" fo:font-size="12pt" fo:language="zxx" fo:country="none" fo:font-style="normal" style:text-underline-style="none" fo:font-weight="normal" style:font-size-asian="12pt" style:font-size-complex="12pt"/>
    </style:style>
    <style:style style:name="T60" style:family="text">
      <style:text-properties fo:color="#0000ff" loext:opacity="100%" fo:font-size="12pt" fo:language="zxx" fo:country="none" fo:font-style="normal" style:text-underline-style="none" fo:font-weight="normal" style:font-size-asian="12pt" style:font-size-complex="12pt"/>
    </style:style>
    <style:style style:name="T61" style:family="text">
      <style:text-properties fo:color="#666666" loext:opacity="100%" fo:font-size="12pt" fo:language="zxx" fo:country="none" fo:font-style="normal" style:text-underline-style="none" fo:font-weight="normal" style:font-size-asian="12pt" style:font-size-complex="12pt"/>
    </style:style>
    <style:style style:name="T62" style:family="text">
      <style:text-properties fo:color="#008000" loext:opacity="100%" fo:font-size="12pt" fo:language="zxx" fo:country="none" fo:font-style="normal" style:text-underline-style="none" fo:font-weight="normal" style:font-size-asian="12pt" style:font-size-complex="12pt"/>
    </style:style>
    <style:style style:name="T63" style:family="text">
      <style:text-properties fo:color="#ba2121" loext:opacity="100%" fo:font-size="12pt" fo:language="zxx" fo:country="none" fo:font-style="normal" style:text-underline-style="none" fo:font-weight="normal" style:font-size-asian="12pt" style:font-size-complex="12pt"/>
    </style:style>
    <style:style style:name="T64" style:family="text">
      <style:text-properties style:use-window-font-color="true" loext:opacity="0%" fo:font-size="16pt" fo:language="zxx" fo:country="none" fo:font-style="normal" style:text-underline-style="none" fo:font-weight="normal" style:font-size-asian="22pt" style:font-size-complex="22pt"/>
    </style:style>
    <style:style style:name="T65" style:family="text">
      <style:text-properties fo:color="#008000" loext:opacity="100%" fo:font-size="16pt" fo:language="zxx" fo:country="none" fo:font-style="normal" style:text-underline-style="none" fo:font-weight="bold" style:font-size-asian="22pt" style:font-size-complex="22pt"/>
    </style:style>
    <style:style style:name="T66" style:family="text">
      <style:text-properties fo:color="#bbbbbb" loext:opacity="100%" fo:font-size="16pt" fo:language="zxx" fo:country="none" fo:font-style="normal" style:text-underline-style="none" fo:font-weight="normal" style:font-size-asian="22pt" style:font-size-complex="22pt"/>
    </style:style>
    <style:style style:name="T67" style:family="text">
      <style:text-properties fo:color="#000000" loext:opacity="100%" fo:font-size="16pt" fo:language="zxx" fo:country="none" fo:font-style="normal" style:text-underline-style="none" fo:font-weight="normal" style:font-size-asian="22pt" style:font-size-complex="22pt"/>
    </style:style>
    <style:style style:name="T68" style:family="text">
      <style:text-properties fo:color="#3d7b7b" loext:opacity="100%" fo:font-size="16pt" fo:language="zxx" fo:country="none" fo:font-style="italic" style:text-underline-style="none" fo:font-weight="normal" style:font-size-asian="22pt" style:font-size-complex="22pt"/>
    </style:style>
    <style:style style:name="T69" style:family="text">
      <style:text-properties fo:color="#9c6500" loext:opacity="100%" fo:font-size="16pt" fo:language="zxx" fo:country="none" fo:font-style="normal" style:text-underline-style="none" fo:font-weight="normal" style:font-size-asian="22pt" style:font-size-complex="22pt"/>
    </style:style>
    <style:style style:name="T70" style:family="text">
      <style:text-properties fo:color="#0000ff" loext:opacity="100%" fo:font-size="16pt" fo:language="zxx" fo:country="none" fo:font-style="normal" style:text-underline-style="none" fo:font-weight="normal" style:font-size-asian="22pt" style:font-size-complex="22pt"/>
    </style:style>
    <style:style style:name="T71" style:family="text">
      <style:text-properties fo:color="#008000" loext:opacity="100%" fo:font-size="16pt" fo:language="zxx" fo:country="none" fo:font-style="normal" style:text-underline-style="none" fo:font-weight="normal" style:font-size-asian="22pt" style:font-size-complex="22pt"/>
    </style:style>
    <style:style style:name="T72" style:family="text">
      <style:text-properties fo:color="#0000ff" loext:opacity="100%" fo:font-size="16pt" fo:language="zxx" fo:country="none" fo:font-style="normal" style:text-underline-style="none" fo:font-weight="bold" style:font-size-asian="22pt" style:font-size-complex="22pt"/>
    </style:style>
    <style:style style:name="T73" style:family="text">
      <style:text-properties fo:color="#666666" loext:opacity="100%" fo:font-size="16pt" fo:language="zxx" fo:country="none" fo:font-style="normal" style:text-underline-style="none" fo:font-weight="normal" style:font-size-asian="22pt" style:font-size-complex="22pt"/>
    </style:style>
    <style:style style:name="T74" style:family="text">
      <style:text-properties fo:color="#ba2121" loext:opacity="100%" fo:font-size="16pt" fo:language="zxx" fo:country="none" fo:font-style="normal" style:text-underline-style="none" fo:font-weight="normal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office:forms form:automatic-focus="false" form:apply-design-mode="false"/>
        <draw:custom-shape draw:name="CustomShape 1_0" draw:style-name="gr1" draw:text-style-name="P2" draw:layer="layout" svg:width="25.197cm" svg:height="3.504cm" svg:x="1.4cm" svg:y="0.837cm">
          <text:p text:style-name="P1"><text:span text:style-name="T1">The main function (Ritual</text:span><text:span text:style-name="T2">)</text:span></text:p>
          <text:p text:style-name="P1"><text:span text:style-name="T2">Initializing chan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3.2cm" svg:height="16.127cm" svg:x="3cm" svg:y="4cm">
          <draw:text-box>
            <text:p><text:span text:style-name="T3"><text:s/></text:span><text:span text:style-name="T3">1 <text:s/></text:span><text:span text:style-name="T4">fn</text:span><text:span text:style-name="T5"> </text:span><text:span text:style-name="T6">main</text:span><text:span text:style-name="T5">()</text:span><text:span text:style-name="T7"> </text:span><text:span text:style-name="T5">{</text:span></text:p>
            <text:p><text:span text:style-name="T3"><text:s/></text:span><text:span text:style-name="T3">2 <text:s/></text:span><text:span text:style-name="T7"><text:s text:c="4"/></text:span><text:span text:style-name="T5">QApplication::init(</text:span><text:span text:style-name="T8">|</text:span><text:span text:style-name="T5">_</text:span><text:span text:style-name="T8">|</text:span><text:span text:style-name="T7"> </text:span><text:span text:style-name="T5">{</text:span></text:p>
            <text:p><text:span text:style-name="T9"><text:s/></text:span><text:span text:style-name="T9">3 <text:s/></text:span><text:span text:style-name="T10"><text:s text:c="8"/></text:span><text:span text:style-name="T11">let</text:span><text:span text:style-name="T10"> </text:span><text:span text:style-name="T12">(command_tx,</text:span><text:span text:style-name="T10"> </text:span><text:span text:style-name="T12">command_rx)</text:span><text:span text:style-name="T10"> </text:span><text:span text:style-name="T13">=</text:span><text:span text:style-name="T10"> </text:span><text:span text:style-name="T12">std::sync::mpsc::sync_channel::</text:span><text:span text:style-name="T13">&lt;</text:span><text:span text:style-name="T12">Command</text:span><text:span text:style-name="T13">&gt;</text:span><text:span text:style-name="T12">(</text:span><text:span text:style-name="T13">64</text:span><text:span text:style-name="T12">);</text:span></text:p>
            <text:p><text:span text:style-name="T9"><text:s/></text:span><text:span text:style-name="T9">4 <text:s/></text:span><text:span text:style-name="T10"><text:s text:c="8"/></text:span><text:span text:style-name="T11">let</text:span><text:span text:style-name="T10"> </text:span><text:span text:style-name="T12">(data_tx,</text:span><text:span text:style-name="T10"> </text:span><text:span text:style-name="T12">data_rx)</text:span><text:span text:style-name="T10"> </text:span><text:span text:style-name="T13">=</text:span><text:span text:style-name="T10"> </text:span><text:span text:style-name="T12">std::sync::mpsc::sync_channel::</text:span><text:span text:style-name="T13">&lt;</text:span><text:span text:style-name="T12">Data</text:span><text:span text:style-name="T13">&gt;</text:span><text:span text:style-name="T12">(</text:span><text:span text:style-name="T13">64</text:span><text:span text:style-name="T12">);</text:span></text:p>
            <text:p><text:span text:style-name="T9"><text:s/></text:span><text:span text:style-name="T9">5 <text:s/></text:span><text:span text:style-name="T10"><text:s text:c="8"/></text:span><text:span text:style-name="T11">let</text:span><text:span text:style-name="T10"> </text:span><text:span text:style-name="T12">data_signal</text:span><text:span text:style-name="T10"> </text:span><text:span text:style-name="T13">=</text:span><text:span text:style-name="T10"> </text:span><text:span text:style-name="T12">UnsafeSend::new(</text:span><text:span text:style-name="T11">unsafe</text:span><text:span text:style-name="T10"> </text:span><text:span text:style-name="T12">{</text:span><text:span text:style-name="T10"> </text:span><text:span text:style-name="T12">SignalNoArgs::new()</text:span><text:span text:style-name="T10"> </text:span><text:span text:style-name="T12">});</text:span></text:p>
            <text:p><text:span text:style-name="T3"><text:s/></text:span><text:span text:style-name="T3">6 <text:s/></text:span><text:span text:style-name="T7"><text:s text:c="8"/></text:span><text:span text:style-name="T14">// construct UI</text:span></text:p>
            <text:p><text:span text:style-name="T3"><text:s/></text:span><text:span text:style-name="T3">7 <text:s/></text:span><text:span text:style-name="T7"><text:s text:c="8"/></text:span><text:span text:style-name="T4">let</text:span><text:span text:style-name="T7"> </text:span><text:span text:style-name="T5">ui</text:span><text:span text:style-name="T7"> </text:span><text:span text:style-name="T8">=</text:span><text:span text:style-name="T7"> </text:span><text:span text:style-name="T5">Ui::new(command_tx.clone(),</text:span><text:span text:style-name="T7"> </text:span><text:span text:style-name="T5">data_rx);</text:span></text:p>
            <text:p><text:span text:style-name="T3"><text:s/></text:span><text:span text:style-name="T3">8 <text:s/></text:span><text:span text:style-name="T7"><text:s text:c="8"/></text:span><text:span text:style-name="T14">// connect data signal with UI handle_data slot method</text:span></text:p>
            <text:p><text:span text:style-name="T3"><text:s/></text:span><text:span text:style-name="T3">9 <text:s/></text:span><text:span text:style-name="T7"><text:s text:c="8"/></text:span><text:span text:style-name="T4">unsafe</text:span><text:span text:style-name="T7"> </text:span><text:span text:style-name="T5">{</text:span></text:p>
            <text:p><text:span text:style-name="T3">10 <text:s/></text:span><text:span text:style-name="T7"><text:s text:c="12"/></text:span><text:span text:style-name="T5">data_signal.connect(</text:span><text:span text:style-name="T8">&amp;</text:span><text:span text:style-name="T5">ui.slot_handle_data());</text:span></text:p>
            <text:p><text:span text:style-name="T3">11 <text:s/></text:span><text:span text:style-name="T7"><text:s text:c="12"/></text:span><text:span text:style-name="T14">// display the UI (non-blocking)</text:span></text:p>
            <text:p><text:span text:style-name="T3">12 <text:s/></text:span><text:span text:style-name="T7"><text:s text:c="12"/></text:span><text:span text:style-name="T5">ui.window.widget.show();</text:span></text:p>
            <text:p><text:span text:style-name="T3">13 <text:s/></text:span><text:span text:style-name="T7"><text:s text:c="8"/></text:span><text:span text:style-name="T5">}</text:span></text:p>
            <text:p><text:span text:style-name="T3">14 <text:s/></text:span><text:span text:style-name="T7"><text:s text:c="8"/></text:span><text:span text:style-name="T14">// spawn the background worker</text:span></text:p>
            <text:p><text:span text:style-name="T3">15 <text:s/></text:span><text:span text:style-name="T7"><text:s text:c="8"/></text:span><text:span text:style-name="T5">std::thread::spawn(</text:span><text:span text:style-name="T4">move</text:span><text:span text:style-name="T7"> </text:span><text:span text:style-name="T8">||</text:span><text:span text:style-name="T7"> </text:span><text:span text:style-name="T5">{</text:span></text:p>
            <text:p><text:span text:style-name="T3">16 <text:s/></text:span><text:span text:style-name="T7"><text:s text:c="12"/></text:span><text:span text:style-name="T5">worker(command_rx,</text:span><text:span text:style-name="T7"> </text:span><text:span text:style-name="T5">data_tx,</text:span><text:span text:style-name="T7"> </text:span><text:span text:style-name="T5">data_signal);</text:span></text:p>
            <text:p><text:span text:style-name="T3">17 <text:s/></text:span><text:span text:style-name="T7"><text:s text:c="8"/></text:span><text:span text:style-name="T5">});</text:span></text:p>
            <text:p><text:span text:style-name="T3">18 <text:s/></text:span><text:span text:style-name="T7"><text:s text:c="8"/></text:span><text:span text:style-name="T14">// execute the Qt application until user exits (blocking)</text:span></text:p>
            <text:p><text:span text:style-name="T3">19 <text:s/></text:span><text:span text:style-name="T7"><text:s text:c="8"/></text:span><text:span text:style-name="T4">let</text:span><text:span text:style-name="T7"> </text:span><text:span text:style-name="T5">result: </text:span><text:span text:style-name="T15">i32</text:span><text:span text:style-name="T5"> </text:span><text:span text:style-name="T8">=</text:span><text:span text:style-name="T7"> </text:span><text:span text:style-name="T4">unsafe</text:span><text:span text:style-name="T7"> </text:span><text:span text:style-name="T5">{</text:span><text:span text:style-name="T7"> </text:span><text:span text:style-name="T5">QApplication::exec()</text:span><text:span text:style-name="T7"> </text:span><text:span text:style-name="T5">};</text:span></text:p>
            <text:p><text:span text:style-name="T3">20 <text:s/></text:span><text:span text:style-name="T7"><text:s text:c="8"/></text:span><text:span text:style-name="T14">// optionally terminate the background worker</text:span></text:p>
            <text:p><text:span text:style-name="T3">21 <text:s/></text:span><text:span text:style-name="T7"><text:s text:c="8"/></text:span><text:span text:style-name="T5">command_tx.send(Command::Quit).unwrap();</text:span></text:p>
            <text:p><text:span text:style-name="T3">22 <text:s/></text:span><text:span text:style-name="T7"><text:s text:c="8"/></text:span><text:span text:style-name="T5">result</text:span></text:p>
            <text:p><text:span text:style-name="T3">23 <text:s/></text:span><text:span text:style-name="T7"><text:s text:c="4"/></text:span><text:span text:style-name="T5">})</text:span></text:p>
            <text:p><text:span text:style-name="T3">24 <text:s/></text:span><text:span text:style-name="T5">}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_ 1" draw:style-name="gr4" draw:text-style-name="P2" draw:layer="layout" svg:width="25.197cm" svg:height="3.504cm" svg:x="1.4cm" svg:y="0.837cm">
          <text:p text:style-name="P1"><text:span text:style-name="T1">The main function (Ritual)</text:span></text:p>
          <text:p text:style-name="P5"><text:span text:style-name="T2">Initializing 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3.2cm" svg:height="16.127cm" svg:x="3cm" svg:y="4cm">
          <draw:text-box>
            <text:p><text:span text:style-name="T3"><text:s/></text:span><text:span text:style-name="T3">1 <text:s/></text:span><text:span text:style-name="T4">fn</text:span><text:span text:style-name="T5"> </text:span><text:span text:style-name="T6">main</text:span><text:span text:style-name="T5">()</text:span><text:span text:style-name="T7"> </text:span><text:span text:style-name="T5">{</text:span></text:p>
            <text:p><text:span text:style-name="T3"><text:s/></text:span><text:span text:style-name="T3">2 <text:s/></text:span><text:span text:style-name="T7"><text:s text:c="4"/></text:span><text:span text:style-name="T5">QApplication::init(</text:span><text:span text:style-name="T8">|</text:span><text:span text:style-name="T5">_</text:span><text:span text:style-name="T8">|</text:span><text:span text:style-name="T7"> </text:span><text:span text:style-name="T5">{</text:span></text:p>
            <text:p><text:span text:style-name="T16"><text:s/></text:span><text:span text:style-name="T16">3 <text:s/></text:span><text:span text:style-name="T17"><text:s text:c="8"/></text:span><text:span text:style-name="T18">let</text:span><text:span text:style-name="T17"> </text:span><text:span text:style-name="T19">(command_tx,</text:span><text:span text:style-name="T17"> </text:span><text:span text:style-name="T19">command_rx)</text:span><text:span text:style-name="T17"> </text:span><text:span text:style-name="T20">=</text:span><text:span text:style-name="T17"> </text:span><text:span text:style-name="T19">std::sync::mpsc::sync_channel::</text:span><text:span text:style-name="T20">&lt;</text:span><text:span text:style-name="T19">Command</text:span><text:span text:style-name="T20">&gt;</text:span><text:span text:style-name="T19">(</text:span><text:span text:style-name="T20">64</text:span><text:span text:style-name="T19">);</text:span></text:p>
            <text:p><text:span text:style-name="T16"><text:s/></text:span><text:span text:style-name="T16">4 <text:s/></text:span><text:span text:style-name="T17"><text:s text:c="8"/></text:span><text:span text:style-name="T18">let</text:span><text:span text:style-name="T17"> </text:span><text:span text:style-name="T19">(data_tx,</text:span><text:span text:style-name="T17"> </text:span><text:span text:style-name="T19">data_rx)</text:span><text:span text:style-name="T17"> </text:span><text:span text:style-name="T20">=</text:span><text:span text:style-name="T17"> </text:span><text:span text:style-name="T19">std::sync::mpsc::sync_channel::</text:span><text:span text:style-name="T20">&lt;</text:span><text:span text:style-name="T19">Data</text:span><text:span text:style-name="T20">&gt;</text:span><text:span text:style-name="T19">(</text:span><text:span text:style-name="T20">64</text:span><text:span text:style-name="T19">);</text:span></text:p>
            <text:p><text:span text:style-name="T16"><text:s/></text:span><text:span text:style-name="T16">5 <text:s/></text:span><text:span text:style-name="T17"><text:s text:c="8"/></text:span><text:span text:style-name="T18">let</text:span><text:span text:style-name="T17"> </text:span><text:span text:style-name="T19">data_signal</text:span><text:span text:style-name="T17"> </text:span><text:span text:style-name="T20">=</text:span><text:span text:style-name="T17"> </text:span><text:span text:style-name="T19">UnsafeSend::new(</text:span><text:span text:style-name="T18">unsafe</text:span><text:span text:style-name="T17"> </text:span><text:span text:style-name="T19">{</text:span><text:span text:style-name="T17"> </text:span><text:span text:style-name="T19">SignalNoArgs::new()</text:span><text:span text:style-name="T17"> </text:span><text:span text:style-name="T19">});</text:span></text:p>
            <text:p><text:span text:style-name="T9"><text:s/></text:span><text:span text:style-name="T9">6 <text:s/></text:span><text:span text:style-name="T10"><text:s text:c="8"/></text:span><text:span text:style-name="T21">// construct UI</text:span></text:p>
            <text:p><text:span text:style-name="T9"><text:s/></text:span><text:span text:style-name="T9">7 <text:s/></text:span><text:span text:style-name="T10"><text:s text:c="8"/></text:span><text:span text:style-name="T11">let</text:span><text:span text:style-name="T10"> </text:span><text:span text:style-name="T12">ui</text:span><text:span text:style-name="T10"> </text:span><text:span text:style-name="T13">=</text:span><text:span text:style-name="T10"> </text:span><text:span text:style-name="T12">Ui::new(command_tx.clone(),</text:span><text:span text:style-name="T10"> </text:span><text:span text:style-name="T12">data_rx);</text:span></text:p>
            <text:p><text:span text:style-name="T9"><text:s/></text:span><text:span text:style-name="T9">8 <text:s/></text:span><text:span text:style-name="T10"><text:s text:c="8"/></text:span><text:span text:style-name="T21">// connect data signal with UI handle_data slot method</text:span></text:p>
            <text:p><text:span text:style-name="T9"><text:s/></text:span><text:span text:style-name="T9">9 <text:s/></text:span><text:span text:style-name="T10"><text:s text:c="8"/></text:span><text:span text:style-name="T11">unsafe</text:span><text:span text:style-name="T10"> </text:span><text:span text:style-name="T12">{</text:span></text:p>
            <text:p><text:span text:style-name="T9">10 <text:s/></text:span><text:span text:style-name="T10"><text:s text:c="12"/></text:span><text:span text:style-name="T12">data_signal.connect(</text:span><text:span text:style-name="T13">&amp;</text:span><text:span text:style-name="T12">ui.slot_handle_data());</text:span></text:p>
            <text:p><text:span text:style-name="T9">11 <text:s/></text:span><text:span text:style-name="T10"><text:s text:c="12"/></text:span><text:span text:style-name="T21">// display the UI (non-blocking)</text:span></text:p>
            <text:p><text:span text:style-name="T9">12 <text:s/></text:span><text:span text:style-name="T10"><text:s text:c="12"/></text:span><text:span text:style-name="T12">ui.window.widget.show();</text:span></text:p>
            <text:p><text:span text:style-name="T9">13 <text:s/></text:span><text:span text:style-name="T10"><text:s text:c="8"/></text:span><text:span text:style-name="T12">}</text:span></text:p>
            <text:p><text:span text:style-name="T3">14 <text:s/></text:span><text:span text:style-name="T7"><text:s text:c="8"/></text:span><text:span text:style-name="T14">// spawn the background worker</text:span></text:p>
            <text:p><text:span text:style-name="T3">15 <text:s/></text:span><text:span text:style-name="T7"><text:s text:c="8"/></text:span><text:span text:style-name="T5">std::thread::spawn(</text:span><text:span text:style-name="T4">move</text:span><text:span text:style-name="T7"> </text:span><text:span text:style-name="T8">||</text:span><text:span text:style-name="T7"> </text:span><text:span text:style-name="T5">{</text:span></text:p>
            <text:p><text:span text:style-name="T3">16 <text:s/></text:span><text:span text:style-name="T7"><text:s text:c="12"/></text:span><text:span text:style-name="T5">worker(command_rx,</text:span><text:span text:style-name="T7"> </text:span><text:span text:style-name="T5">data_tx,</text:span><text:span text:style-name="T7"> </text:span><text:span text:style-name="T5">data_signal);</text:span></text:p>
            <text:p><text:span text:style-name="T3">17 <text:s/></text:span><text:span text:style-name="T7"><text:s text:c="8"/></text:span><text:span text:style-name="T5">});</text:span></text:p>
            <text:p><text:span text:style-name="T3">18 <text:s/></text:span><text:span text:style-name="T7"><text:s text:c="8"/></text:span><text:span text:style-name="T14">// execute the Qt application until user exits (blocking)</text:span></text:p>
            <text:p><text:span text:style-name="T3">19 <text:s/></text:span><text:span text:style-name="T7"><text:s text:c="8"/></text:span><text:span text:style-name="T4">let</text:span><text:span text:style-name="T7"> </text:span><text:span text:style-name="T5">result: </text:span><text:span text:style-name="T15">i32</text:span><text:span text:style-name="T5"> </text:span><text:span text:style-name="T8">=</text:span><text:span text:style-name="T7"> </text:span><text:span text:style-name="T4">unsafe</text:span><text:span text:style-name="T7"> </text:span><text:span text:style-name="T5">{</text:span><text:span text:style-name="T7"> </text:span><text:span text:style-name="T5">QApplication::exec()</text:span><text:span text:style-name="T7"> </text:span><text:span text:style-name="T5">};</text:span></text:p>
            <text:p><text:span text:style-name="T3">20 <text:s/></text:span><text:span text:style-name="T7"><text:s text:c="8"/></text:span><text:span text:style-name="T14">// optionally terminate the background worker</text:span></text:p>
            <text:p><text:span text:style-name="T3">21 <text:s/></text:span><text:span text:style-name="T7"><text:s text:c="8"/></text:span><text:span text:style-name="T5">command_tx.send(Command::Quit).unwrap();</text:span></text:p>
            <text:p><text:span text:style-name="T3">22 <text:s/></text:span><text:span text:style-name="T7"><text:s text:c="8"/></text:span><text:span text:style-name="T5">result</text:span></text:p>
            <text:p><text:span text:style-name="T3">23 <text:s/></text:span><text:span text:style-name="T7"><text:s text:c="4"/></text:span><text:span text:style-name="T5">})</text:span></text:p>
            <text:p><text:span text:style-name="T3">24 <text:s/></text:span><text:span text:style-name="T5">}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5cm" svg:height="11.136cm" svg:x="3.074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_ 2" draw:style-name="gr5" draw:text-style-name="P2" draw:layer="layout" svg:width="25.197cm" svg:height="3.504cm" svg:x="1.4cm" svg:y="0.837cm">
          <text:p text:style-name="P1"><text:span text:style-name="T1">The main function (Ritual)</text:span></text:p>
          <text:p text:style-name="P5"><text:span text:style-name="T2">Spawning Rust work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3.2cm" svg:height="16.127cm" svg:x="3cm" svg:y="4cm">
          <draw:text-box>
            <text:p><text:span text:style-name="T3"><text:s/></text:span><text:span text:style-name="T3">1 <text:s/></text:span><text:span text:style-name="T4">fn</text:span><text:span text:style-name="T5"> </text:span><text:span text:style-name="T6">main</text:span><text:span text:style-name="T5">()</text:span><text:span text:style-name="T7"> </text:span><text:span text:style-name="T5">{</text:span></text:p>
            <text:p><text:span text:style-name="T3"><text:s/></text:span><text:span text:style-name="T3">2 <text:s/></text:span><text:span text:style-name="T7"><text:s text:c="4"/></text:span><text:span text:style-name="T5">QApplication::init(</text:span><text:span text:style-name="T8">|</text:span><text:span text:style-name="T5">_</text:span><text:span text:style-name="T8">|</text:span><text:span text:style-name="T7"> </text:span><text:span text:style-name="T5">{</text:span></text:p>
            <text:p><text:span text:style-name="T16"><text:s/></text:span><text:span text:style-name="T16">3 <text:s/></text:span><text:span text:style-name="T17"><text:s text:c="8"/></text:span><text:span text:style-name="T18">let</text:span><text:span text:style-name="T17"> </text:span><text:span text:style-name="T19">(command_tx,</text:span><text:span text:style-name="T17"> </text:span><text:span text:style-name="T19">command_rx)</text:span><text:span text:style-name="T17"> </text:span><text:span text:style-name="T20">=</text:span><text:span text:style-name="T17"> </text:span><text:span text:style-name="T19">std::sync::mpsc::sync_channel::</text:span><text:span text:style-name="T20">&lt;</text:span><text:span text:style-name="T19">Command</text:span><text:span text:style-name="T20">&gt;</text:span><text:span text:style-name="T19">(</text:span><text:span text:style-name="T20">64</text:span><text:span text:style-name="T19">);</text:span></text:p>
            <text:p><text:span text:style-name="T16"><text:s/></text:span><text:span text:style-name="T16">4 <text:s/></text:span><text:span text:style-name="T17"><text:s text:c="8"/></text:span><text:span text:style-name="T18">let</text:span><text:span text:style-name="T17"> </text:span><text:span text:style-name="T19">(data_tx,</text:span><text:span text:style-name="T17"> </text:span><text:span text:style-name="T19">data_rx)</text:span><text:span text:style-name="T17"> </text:span><text:span text:style-name="T20">=</text:span><text:span text:style-name="T17"> </text:span><text:span text:style-name="T19">std::sync::mpsc::sync_channel::</text:span><text:span text:style-name="T20">&lt;</text:span><text:span text:style-name="T19">Data</text:span><text:span text:style-name="T20">&gt;</text:span><text:span text:style-name="T19">(</text:span><text:span text:style-name="T20">64</text:span><text:span text:style-name="T19">);</text:span></text:p>
            <text:p><text:span text:style-name="T16"><text:s/></text:span><text:span text:style-name="T16">5 <text:s/></text:span><text:span text:style-name="T17"><text:s text:c="8"/></text:span><text:span text:style-name="T18">let</text:span><text:span text:style-name="T17"> </text:span><text:span text:style-name="T19">data_signal</text:span><text:span text:style-name="T17"> </text:span><text:span text:style-name="T20">=</text:span><text:span text:style-name="T17"> </text:span><text:span text:style-name="T19">UnsafeSend::new(</text:span><text:span text:style-name="T18">unsafe</text:span><text:span text:style-name="T17"> </text:span><text:span text:style-name="T19">{</text:span><text:span text:style-name="T17"> </text:span><text:span text:style-name="T19">SignalNoArgs::new()</text:span><text:span text:style-name="T17"> </text:span><text:span text:style-name="T19">});</text:span></text:p>
            <text:p><text:span text:style-name="T16"><text:s/></text:span><text:span text:style-name="T16">6 <text:s/></text:span><text:span text:style-name="T17"><text:s text:c="8"/></text:span><text:span text:style-name="T22">// construct UI</text:span></text:p>
            <text:p><text:span text:style-name="T16"><text:s/></text:span><text:span text:style-name="T16">7 <text:s/></text:span><text:span text:style-name="T17"><text:s text:c="8"/></text:span><text:span text:style-name="T18">let</text:span><text:span text:style-name="T17"> </text:span><text:span text:style-name="T19">ui</text:span><text:span text:style-name="T17"> </text:span><text:span text:style-name="T20">=</text:span><text:span text:style-name="T17"> </text:span><text:span text:style-name="T19">Ui::new(command_tx.clone(),</text:span><text:span text:style-name="T17"> </text:span><text:span text:style-name="T19">data_rx);</text:span></text:p>
            <text:p><text:span text:style-name="T16"><text:s/></text:span><text:span text:style-name="T16">8 <text:s/></text:span><text:span text:style-name="T17"><text:s text:c="8"/></text:span><text:span text:style-name="T22">// connect data signal with UI handle_data slot method</text:span></text:p>
            <text:p><text:span text:style-name="T16"><text:s/></text:span><text:span text:style-name="T16">9 <text:s/></text:span><text:span text:style-name="T17"><text:s text:c="8"/></text:span><text:span text:style-name="T18">unsafe</text:span><text:span text:style-name="T17"> </text:span><text:span text:style-name="T19">{</text:span></text:p>
            <text:p><text:span text:style-name="T16">10 <text:s/></text:span><text:span text:style-name="T17"><text:s text:c="12"/></text:span><text:span text:style-name="T19">data_signal.connect(</text:span><text:span text:style-name="T20">&amp;</text:span><text:span text:style-name="T19">ui.slot_handle_data());</text:span></text:p>
            <text:p><text:span text:style-name="T16">11 <text:s/></text:span><text:span text:style-name="T17"><text:s text:c="12"/></text:span><text:span text:style-name="T22">// display the UI (non-blocking)</text:span></text:p>
            <text:p><text:span text:style-name="T16">12 <text:s/></text:span><text:span text:style-name="T17"><text:s text:c="12"/></text:span><text:span text:style-name="T19">ui.window.widget.show();</text:span></text:p>
            <text:p><text:span text:style-name="T16">13 <text:s/></text:span><text:span text:style-name="T17"><text:s text:c="8"/></text:span><text:span text:style-name="T19">}</text:span></text:p>
            <text:p><text:span text:style-name="T9">14 <text:s/></text:span><text:span text:style-name="T10"><text:s text:c="8"/></text:span><text:span text:style-name="T21">// spawn the background worker</text:span></text:p>
            <text:p><text:span text:style-name="T9">15 <text:s/></text:span><text:span text:style-name="T10"><text:s text:c="8"/></text:span><text:span text:style-name="T12">std::thread::spawn(</text:span><text:span text:style-name="T11">move</text:span><text:span text:style-name="T10"> </text:span><text:span text:style-name="T13">||</text:span><text:span text:style-name="T10"> </text:span><text:span text:style-name="T12">{</text:span></text:p>
            <text:p><text:span text:style-name="T9">16 <text:s/></text:span><text:span text:style-name="T10"><text:s text:c="12"/></text:span><text:span text:style-name="T12">worker(command_rx,</text:span><text:span text:style-name="T10"> </text:span><text:span text:style-name="T12">data_tx,</text:span><text:span text:style-name="T10"> </text:span><text:span text:style-name="T12">data_signal);</text:span></text:p>
            <text:p><text:span text:style-name="T9">17 <text:s/></text:span><text:span text:style-name="T10"><text:s text:c="8"/></text:span><text:span text:style-name="T12">});</text:span></text:p>
            <text:p><text:span text:style-name="T3">18 <text:s/></text:span><text:span text:style-name="T7"><text:s text:c="8"/></text:span><text:span text:style-name="T14">// execute the Qt application until user exits (blocking)</text:span></text:p>
            <text:p><text:span text:style-name="T3">19 <text:s/></text:span><text:span text:style-name="T7"><text:s text:c="8"/></text:span><text:span text:style-name="T4">let</text:span><text:span text:style-name="T7"> </text:span><text:span text:style-name="T5">result: </text:span><text:span text:style-name="T15">i32</text:span><text:span text:style-name="T5"> </text:span><text:span text:style-name="T8">=</text:span><text:span text:style-name="T7"> </text:span><text:span text:style-name="T4">unsafe</text:span><text:span text:style-name="T7"> </text:span><text:span text:style-name="T5">{</text:span><text:span text:style-name="T7"> </text:span><text:span text:style-name="T5">QApplication::exec()</text:span><text:span text:style-name="T7"> </text:span><text:span text:style-name="T5">};</text:span></text:p>
            <text:p><text:span text:style-name="T3">20 <text:s/></text:span><text:span text:style-name="T7"><text:s text:c="8"/></text:span><text:span text:style-name="T14">// optionally terminate the background worker</text:span></text:p>
            <text:p><text:span text:style-name="T3">21 <text:s/></text:span><text:span text:style-name="T7"><text:s text:c="8"/></text:span><text:span text:style-name="T5">command_tx.send(Command::Quit).unwrap();</text:span></text:p>
            <text:p><text:span text:style-name="T3">22 <text:s/></text:span><text:span text:style-name="T7"><text:s text:c="8"/></text:span><text:span text:style-name="T5">result</text:span></text:p>
            <text:p><text:span text:style-name="T3">23 <text:s/></text:span><text:span text:style-name="T7"><text:s text:c="4"/></text:span><text:span text:style-name="T5">})</text:span></text:p>
            <text:p><text:span text:style-name="T3">24 <text:s/></text:span><text:span text:style-name="T5">}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5cm" svg:height="11.136cm" svg:x="3.074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_ 3" draw:style-name="gr6" draw:text-style-name="P2" draw:layer="layout" svg:width="25.197cm" svg:height="3.504cm" svg:x="1.4cm" svg:y="0.837cm">
          <text:p text:style-name="P1"><text:span text:style-name="T1">The main function (Ritual)</text:span></text:p>
          <text:p text:style-name="P5"><text:span text:style-name="T2">Running the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3.2cm" svg:height="16.127cm" svg:x="3cm" svg:y="4cm">
          <draw:text-box>
            <text:p><text:span text:style-name="T3"><text:s/></text:span><text:span text:style-name="T3">1 <text:s/></text:span><text:span text:style-name="T4">fn</text:span><text:span text:style-name="T5"> </text:span><text:span text:style-name="T6">main</text:span><text:span text:style-name="T5">()</text:span><text:span text:style-name="T7"> </text:span><text:span text:style-name="T5">{</text:span></text:p>
            <text:p><text:span text:style-name="T3"><text:s/></text:span><text:span text:style-name="T3">2 <text:s/></text:span><text:span text:style-name="T7"><text:s text:c="4"/></text:span><text:span text:style-name="T5">QApplication::init(</text:span><text:span text:style-name="T8">|</text:span><text:span text:style-name="T5">_</text:span><text:span text:style-name="T8">|</text:span><text:span text:style-name="T7"> </text:span><text:span text:style-name="T5">{</text:span></text:p>
            <text:p><text:span text:style-name="T16"><text:s/></text:span><text:span text:style-name="T16">3 <text:s/></text:span><text:span text:style-name="T17"><text:s text:c="8"/></text:span><text:span text:style-name="T18">let</text:span><text:span text:style-name="T17"> </text:span><text:span text:style-name="T19">(command_tx,</text:span><text:span text:style-name="T17"> </text:span><text:span text:style-name="T19">command_rx)</text:span><text:span text:style-name="T17"> </text:span><text:span text:style-name="T20">=</text:span><text:span text:style-name="T17"> </text:span><text:span text:style-name="T19">std::sync::mpsc::sync_channel::</text:span><text:span text:style-name="T20">&lt;</text:span><text:span text:style-name="T19">Command</text:span><text:span text:style-name="T20">&gt;</text:span><text:span text:style-name="T19">(</text:span><text:span text:style-name="T20">64</text:span><text:span text:style-name="T19">);</text:span></text:p>
            <text:p><text:span text:style-name="T16"><text:s/></text:span><text:span text:style-name="T16">4 <text:s/></text:span><text:span text:style-name="T17"><text:s text:c="8"/></text:span><text:span text:style-name="T18">let</text:span><text:span text:style-name="T17"> </text:span><text:span text:style-name="T19">(data_tx,</text:span><text:span text:style-name="T17"> </text:span><text:span text:style-name="T19">data_rx)</text:span><text:span text:style-name="T17"> </text:span><text:span text:style-name="T20">=</text:span><text:span text:style-name="T17"> </text:span><text:span text:style-name="T19">std::sync::mpsc::sync_channel::</text:span><text:span text:style-name="T20">&lt;</text:span><text:span text:style-name="T19">Data</text:span><text:span text:style-name="T20">&gt;</text:span><text:span text:style-name="T19">(</text:span><text:span text:style-name="T20">64</text:span><text:span text:style-name="T19">);</text:span></text:p>
            <text:p><text:span text:style-name="T16"><text:s/></text:span><text:span text:style-name="T16">5 <text:s/></text:span><text:span text:style-name="T17"><text:s text:c="8"/></text:span><text:span text:style-name="T18">let</text:span><text:span text:style-name="T17"> </text:span><text:span text:style-name="T19">data_signal</text:span><text:span text:style-name="T17"> </text:span><text:span text:style-name="T20">=</text:span><text:span text:style-name="T17"> </text:span><text:span text:style-name="T19">UnsafeSend::new(</text:span><text:span text:style-name="T18">unsafe</text:span><text:span text:style-name="T17"> </text:span><text:span text:style-name="T19">{</text:span><text:span text:style-name="T17"> </text:span><text:span text:style-name="T19">SignalNoArgs::new()</text:span><text:span text:style-name="T17"> </text:span><text:span text:style-name="T19">});</text:span></text:p>
            <text:p><text:span text:style-name="T16"><text:s/></text:span><text:span text:style-name="T16">6 <text:s/></text:span><text:span text:style-name="T17"><text:s text:c="8"/></text:span><text:span text:style-name="T22">// construct UI</text:span></text:p>
            <text:p><text:span text:style-name="T16"><text:s/></text:span><text:span text:style-name="T16">7 <text:s/></text:span><text:span text:style-name="T17"><text:s text:c="8"/></text:span><text:span text:style-name="T18">let</text:span><text:span text:style-name="T17"> </text:span><text:span text:style-name="T19">ui</text:span><text:span text:style-name="T17"> </text:span><text:span text:style-name="T20">=</text:span><text:span text:style-name="T17"> </text:span><text:span text:style-name="T19">Ui::new(command_tx.clone(),</text:span><text:span text:style-name="T17"> </text:span><text:span text:style-name="T19">data_rx);</text:span></text:p>
            <text:p><text:span text:style-name="T16"><text:s/></text:span><text:span text:style-name="T16">8 <text:s/></text:span><text:span text:style-name="T17"><text:s text:c="8"/></text:span><text:span text:style-name="T22">// connect data signal with UI handle_data slot method</text:span></text:p>
            <text:p><text:span text:style-name="T16"><text:s/></text:span><text:span text:style-name="T16">9 <text:s/></text:span><text:span text:style-name="T17"><text:s text:c="8"/></text:span><text:span text:style-name="T18">unsafe</text:span><text:span text:style-name="T17"> </text:span><text:span text:style-name="T19">{</text:span></text:p>
            <text:p><text:span text:style-name="T16">10 <text:s/></text:span><text:span text:style-name="T17"><text:s text:c="12"/></text:span><text:span text:style-name="T19">data_signal.connect(</text:span><text:span text:style-name="T20">&amp;</text:span><text:span text:style-name="T19">ui.slot_handle_data());</text:span></text:p>
            <text:p><text:span text:style-name="T16">11 <text:s/></text:span><text:span text:style-name="T17"><text:s text:c="12"/></text:span><text:span text:style-name="T22">// display the UI (non-blocking)</text:span></text:p>
            <text:p><text:span text:style-name="T16">12 <text:s/></text:span><text:span text:style-name="T17"><text:s text:c="12"/></text:span><text:span text:style-name="T19">ui.window.widget.show();</text:span></text:p>
            <text:p><text:span text:style-name="T16">13 <text:s/></text:span><text:span text:style-name="T17"><text:s text:c="8"/></text:span><text:span text:style-name="T19">}</text:span></text:p>
            <text:p><text:span text:style-name="T16">14 <text:s/></text:span><text:span text:style-name="T17"><text:s text:c="8"/></text:span><text:span text:style-name="T22">// spawn the background worker</text:span></text:p>
            <text:p><text:span text:style-name="T16">15 <text:s/></text:span><text:span text:style-name="T17"><text:s text:c="8"/></text:span><text:span text:style-name="T19">std::thread::spawn(</text:span><text:span text:style-name="T18">move</text:span><text:span text:style-name="T17"> </text:span><text:span text:style-name="T20">||</text:span><text:span text:style-name="T17"> </text:span><text:span text:style-name="T19">{</text:span></text:p>
            <text:p><text:span text:style-name="T16">16 <text:s/></text:span><text:span text:style-name="T17"><text:s text:c="12"/></text:span><text:span text:style-name="T19">worker(command_rx,</text:span><text:span text:style-name="T17"> </text:span><text:span text:style-name="T19">data_tx,</text:span><text:span text:style-name="T17"> </text:span><text:span text:style-name="T19">data_signal);</text:span></text:p>
            <text:p><text:span text:style-name="T16">17 <text:s/></text:span><text:span text:style-name="T17"><text:s text:c="8"/></text:span><text:span text:style-name="T19">});</text:span></text:p>
            <text:p><text:span text:style-name="T9">18 <text:s/></text:span><text:span text:style-name="T10"><text:s text:c="8"/></text:span><text:span text:style-name="T21">// execute the Qt application until user exits (blocking)</text:span></text:p>
            <text:p><text:span text:style-name="T9">19 <text:s/></text:span><text:span text:style-name="T10"><text:s text:c="8"/></text:span><text:span text:style-name="T11">let</text:span><text:span text:style-name="T10"> </text:span><text:span text:style-name="T12">result: </text:span><text:span text:style-name="T23">i32</text:span><text:span text:style-name="T12"> </text:span><text:span text:style-name="T13">=</text:span><text:span text:style-name="T10"> </text:span><text:span text:style-name="T11">unsafe</text:span><text:span text:style-name="T10"> </text:span><text:span text:style-name="T12">{</text:span><text:span text:style-name="T10"> </text:span><text:span text:style-name="T12">QApplication::exec()</text:span><text:span text:style-name="T10"> </text:span><text:span text:style-name="T12">};</text:span></text:p>
            <text:p><text:span text:style-name="T3">20 <text:s/></text:span><text:span text:style-name="T7"><text:s text:c="8"/></text:span><text:span text:style-name="T14">// optionally terminate the background worker</text:span></text:p>
            <text:p><text:span text:style-name="T3">21 <text:s/></text:span><text:span text:style-name="T7"><text:s text:c="8"/></text:span><text:span text:style-name="T5">command_tx.send(Command::Quit).unwrap();</text:span></text:p>
            <text:p><text:span text:style-name="T3">22 <text:s/></text:span><text:span text:style-name="T7"><text:s text:c="8"/></text:span><text:span text:style-name="T5">result</text:span></text:p>
            <text:p><text:span text:style-name="T3">23 <text:s/></text:span><text:span text:style-name="T7"><text:s text:c="4"/></text:span><text:span text:style-name="T5">})</text:span></text:p>
            <text:p><text:span text:style-name="T3">24 <text:s/></text:span><text:span text:style-name="T5">}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5cm" svg:height="11.136cm" svg:x="3.074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_ 4" draw:style-name="gr7" draw:text-style-name="P2" draw:layer="layout" svg:width="25.197cm" svg:height="3.504cm" svg:x="1.4cm" svg:y="0.837cm">
          <text:p text:style-name="P1"><text:span text:style-name="T1">The main function (Ritual)</text:span></text:p>
          <text:p text:style-name="P5"><text:span text:style-name="T2">Shutting 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3.2cm" svg:height="16.127cm" svg:x="3cm" svg:y="4cm">
          <draw:text-box>
            <text:p><text:span text:style-name="T3"><text:s/></text:span><text:span text:style-name="T3">1 <text:s/></text:span><text:span text:style-name="T4">fn</text:span><text:span text:style-name="T5"> </text:span><text:span text:style-name="T6">main</text:span><text:span text:style-name="T5">()</text:span><text:span text:style-name="T7"> </text:span><text:span text:style-name="T5">{</text:span></text:p>
            <text:p><text:span text:style-name="T3"><text:s/></text:span><text:span text:style-name="T3">2 <text:s/></text:span><text:span text:style-name="T7"><text:s text:c="4"/></text:span><text:span text:style-name="T5">QApplication::init(</text:span><text:span text:style-name="T8">|</text:span><text:span text:style-name="T5">_</text:span><text:span text:style-name="T8">|</text:span><text:span text:style-name="T7"> </text:span><text:span text:style-name="T5">{</text:span></text:p>
            <text:p><text:span text:style-name="T16"><text:s/></text:span><text:span text:style-name="T16">3 <text:s/></text:span><text:span text:style-name="T17"><text:s text:c="8"/></text:span><text:span text:style-name="T18">let</text:span><text:span text:style-name="T17"> </text:span><text:span text:style-name="T19">(command_tx,</text:span><text:span text:style-name="T17"> </text:span><text:span text:style-name="T19">command_rx)</text:span><text:span text:style-name="T17"> </text:span><text:span text:style-name="T20">=</text:span><text:span text:style-name="T17"> </text:span><text:span text:style-name="T19">std::sync::mpsc::sync_channel::</text:span><text:span text:style-name="T20">&lt;</text:span><text:span text:style-name="T19">Command</text:span><text:span text:style-name="T20">&gt;</text:span><text:span text:style-name="T19">(</text:span><text:span text:style-name="T20">64</text:span><text:span text:style-name="T19">);</text:span></text:p>
            <text:p><text:span text:style-name="T16"><text:s/></text:span><text:span text:style-name="T16">4 <text:s/></text:span><text:span text:style-name="T17"><text:s text:c="8"/></text:span><text:span text:style-name="T18">let</text:span><text:span text:style-name="T17"> </text:span><text:span text:style-name="T19">(data_tx,</text:span><text:span text:style-name="T17"> </text:span><text:span text:style-name="T19">data_rx)</text:span><text:span text:style-name="T17"> </text:span><text:span text:style-name="T20">=</text:span><text:span text:style-name="T17"> </text:span><text:span text:style-name="T19">std::sync::mpsc::sync_channel::</text:span><text:span text:style-name="T20">&lt;</text:span><text:span text:style-name="T19">Data</text:span><text:span text:style-name="T20">&gt;</text:span><text:span text:style-name="T19">(</text:span><text:span text:style-name="T20">64</text:span><text:span text:style-name="T19">);</text:span></text:p>
            <text:p><text:span text:style-name="T16"><text:s/></text:span><text:span text:style-name="T16">5 <text:s/></text:span><text:span text:style-name="T17"><text:s text:c="8"/></text:span><text:span text:style-name="T18">let</text:span><text:span text:style-name="T17"> </text:span><text:span text:style-name="T19">data_signal</text:span><text:span text:style-name="T17"> </text:span><text:span text:style-name="T20">=</text:span><text:span text:style-name="T17"> </text:span><text:span text:style-name="T19">UnsafeSend::new(</text:span><text:span text:style-name="T18">unsafe</text:span><text:span text:style-name="T17"> </text:span><text:span text:style-name="T19">{</text:span><text:span text:style-name="T17"> </text:span><text:span text:style-name="T19">SignalNoArgs::new()</text:span><text:span text:style-name="T17"> </text:span><text:span text:style-name="T19">});</text:span></text:p>
            <text:p><text:span text:style-name="T16"><text:s/></text:span><text:span text:style-name="T16">6 <text:s/></text:span><text:span text:style-name="T17"><text:s text:c="8"/></text:span><text:span text:style-name="T22">// construct UI</text:span></text:p>
            <text:p><text:span text:style-name="T16"><text:s/></text:span><text:span text:style-name="T16">7 <text:s/></text:span><text:span text:style-name="T17"><text:s text:c="8"/></text:span><text:span text:style-name="T18">let</text:span><text:span text:style-name="T17"> </text:span><text:span text:style-name="T19">ui</text:span><text:span text:style-name="T17"> </text:span><text:span text:style-name="T20">=</text:span><text:span text:style-name="T17"> </text:span><text:span text:style-name="T19">Ui::new(command_tx.clone(),</text:span><text:span text:style-name="T17"> </text:span><text:span text:style-name="T19">data_rx);</text:span></text:p>
            <text:p><text:span text:style-name="T16"><text:s/></text:span><text:span text:style-name="T16">8 <text:s/></text:span><text:span text:style-name="T17"><text:s text:c="8"/></text:span><text:span text:style-name="T22">// connect data signal with UI handle_data slot method</text:span></text:p>
            <text:p><text:span text:style-name="T16"><text:s/></text:span><text:span text:style-name="T16">9 <text:s/></text:span><text:span text:style-name="T17"><text:s text:c="8"/></text:span><text:span text:style-name="T18">unsafe</text:span><text:span text:style-name="T17"> </text:span><text:span text:style-name="T19">{</text:span></text:p>
            <text:p><text:span text:style-name="T16">10 <text:s/></text:span><text:span text:style-name="T17"><text:s text:c="12"/></text:span><text:span text:style-name="T19">data_signal.connect(</text:span><text:span text:style-name="T20">&amp;</text:span><text:span text:style-name="T19">ui.slot_handle_data());</text:span></text:p>
            <text:p><text:span text:style-name="T16">11 <text:s/></text:span><text:span text:style-name="T17"><text:s text:c="12"/></text:span><text:span text:style-name="T22">// display the UI (non-blocking)</text:span></text:p>
            <text:p><text:span text:style-name="T16">12 <text:s/></text:span><text:span text:style-name="T17"><text:s text:c="12"/></text:span><text:span text:style-name="T19">ui.window.widget.show();</text:span></text:p>
            <text:p><text:span text:style-name="T16">13 <text:s/></text:span><text:span text:style-name="T17"><text:s text:c="8"/></text:span><text:span text:style-name="T19">}</text:span></text:p>
            <text:p><text:span text:style-name="T16">14 <text:s/></text:span><text:span text:style-name="T17"><text:s text:c="8"/></text:span><text:span text:style-name="T22">// spawn the background worker</text:span></text:p>
            <text:p><text:span text:style-name="T16">15 <text:s/></text:span><text:span text:style-name="T17"><text:s text:c="8"/></text:span><text:span text:style-name="T19">std::thread::spawn(</text:span><text:span text:style-name="T18">move</text:span><text:span text:style-name="T17"> </text:span><text:span text:style-name="T20">||</text:span><text:span text:style-name="T17"> </text:span><text:span text:style-name="T19">{</text:span></text:p>
            <text:p><text:span text:style-name="T16">16 <text:s/></text:span><text:span text:style-name="T17"><text:s text:c="12"/></text:span><text:span text:style-name="T19">worker(command_rx,</text:span><text:span text:style-name="T17"> </text:span><text:span text:style-name="T19">data_tx,</text:span><text:span text:style-name="T17"> </text:span><text:span text:style-name="T19">data_signal);</text:span></text:p>
            <text:p><text:span text:style-name="T16">17 <text:s/></text:span><text:span text:style-name="T17"><text:s text:c="8"/></text:span><text:span text:style-name="T19">});</text:span></text:p>
            <text:p><text:span text:style-name="T16">18 <text:s/></text:span><text:span text:style-name="T17"><text:s text:c="8"/></text:span><text:span text:style-name="T22">// execute the Qt application until user exits (blocking)</text:span></text:p>
            <text:p><text:span text:style-name="T16">19 <text:s/></text:span><text:span text:style-name="T17"><text:s text:c="8"/></text:span><text:span text:style-name="T18">let</text:span><text:span text:style-name="T17"> </text:span><text:span text:style-name="T19">result: </text:span><text:span text:style-name="T24">i32</text:span><text:span text:style-name="T19"> </text:span><text:span text:style-name="T20">=</text:span><text:span text:style-name="T17"> </text:span><text:span text:style-name="T18">unsafe</text:span><text:span text:style-name="T17"> </text:span><text:span text:style-name="T19">{</text:span><text:span text:style-name="T17"> </text:span><text:span text:style-name="T19">QApplication::exec()</text:span><text:span text:style-name="T17"> </text:span><text:span text:style-name="T19">};</text:span></text:p>
            <text:p><text:span text:style-name="T3">20 <text:s/></text:span><text:span text:style-name="T7"><text:s text:c="8"/></text:span><text:span text:style-name="T14">// optionally terminate the background worker</text:span></text:p>
            <text:p><text:span text:style-name="T9">21 <text:s/></text:span><text:span text:style-name="T10"><text:s text:c="8"/></text:span><text:span text:style-name="T12">command_tx.send(Command::Quit).unwrap();</text:span></text:p>
            <text:p><text:span text:style-name="T9">22 <text:s/></text:span><text:span text:style-name="T10"><text:s text:c="8"/></text:span><text:span text:style-name="T12">result</text:span></text:p>
            <text:p><text:span text:style-name="T3">23 <text:s/></text:span><text:span text:style-name="T7"><text:s text:c="4"/></text:span><text:span text:style-name="T5">})</text:span></text:p>
            <text:p><text:span text:style-name="T3">24 <text:s/></text:span><text:span text:style-name="T5">}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5cm" svg:height="11.136cm" svg:x="3.074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8" draw:text-style-name="P6" draw:layer="layout" svg:width="16.999cm" svg:height="1.988cm" svg:x="5.8cm" svg:y="2.6cm">
          <draw:text-box>
            <text:p><text:span text:style-name="T1">UI and Main window</text:span></text:p>
          </draw:text-box>
        </draw:frame>
        <draw:frame draw:style-name="gr9" draw:text-style-name="P7" draw:layer="layout" svg:width="17.084cm" svg:height="15.183cm" svg:x="4.2cm" svg:y="4.817cm">
          <draw:text-box>
            <text:p><text:span text:style-name="T25"><text:s/></text:span><text:span text:style-name="T25">1 <text:s/></text:span><text:span text:style-name="T26">// main window</text:span></text:p>
            <text:p><text:span text:style-name="T25"><text:s/></text:span><text:span text:style-name="T25">2 <text:s/></text:span><text:span text:style-name="T27">#[ui_form(</text:span><text:span text:style-name="T28">"../ui/main.ui"</text:span><text:span text:style-name="T27">)]</text:span></text:p>
            <text:p><text:span text:style-name="T25"><text:s/></text:span><text:span text:style-name="T25">3 <text:s/></text:span><text:span text:style-name="T29">struct</text:span><text:span text:style-name="T30"> </text:span><text:span text:style-name="T31">Main</text:span><text:span text:style-name="T32"> </text:span><text:span text:style-name="T30">{</text:span></text:p>
            <text:p><text:span text:style-name="T25"><text:s/></text:span><text:span text:style-name="T25">4 <text:s/></text:span><text:span text:style-name="T32"><text:s text:c="4"/></text:span><text:span text:style-name="T30">widget: </text:span><text:span text:style-name="T31">QBox</text:span><text:span text:style-name="T33">&lt;</text:span><text:span text:style-name="T30">QWidget</text:span><text:span text:style-name="T33">&gt;</text:span><text:span text:style-name="T30">,</text:span></text:p>
            <text:p><text:span text:style-name="T25"><text:s/></text:span><text:span text:style-name="T25">5 <text:s/></text:span><text:span text:style-name="T32"><text:s text:c="4"/></text:span><text:span text:style-name="T30">counter: </text:span><text:span text:style-name="T31">QPtr</text:span><text:span text:style-name="T33">&lt;</text:span><text:span text:style-name="T30">QLineEdit</text:span><text:span text:style-name="T33">&gt;</text:span><text:span text:style-name="T30">,</text:span></text:p>
            <text:p><text:span text:style-name="T25"><text:s/></text:span><text:span text:style-name="T25">6 <text:s/></text:span><text:span text:style-name="T32"><text:s text:c="4"/></text:span><text:span text:style-name="T30">btn_reset: </text:span><text:span text:style-name="T31">QPtr</text:span><text:span text:style-name="T33">&lt;</text:span><text:span text:style-name="T30">QPushButton</text:span><text:span text:style-name="T33">&gt;</text:span><text:span text:style-name="T30">,</text:span></text:p>
            <text:p><text:span text:style-name="T25"><text:s/></text:span><text:span text:style-name="T25">7 <text:s/></text:span><text:span text:style-name="T30">}</text:span></text:p>
            <text:p><text:span text:style-name="T34"><text:s/></text:span><text:span text:style-name="T34">8 <text:s/></text:span></text:p>
            <text:p><text:span text:style-name="T25"><text:s/></text:span><text:span text:style-name="T25">9 <text:s/></text:span><text:span text:style-name="T26">// UI</text:span></text:p>
            <text:p><text:span text:style-name="T25">10 <text:s/></text:span><text:span text:style-name="T29">struct</text:span><text:span text:style-name="T30"> </text:span><text:span text:style-name="T31">Ui</text:span><text:span text:style-name="T32"> </text:span><text:span text:style-name="T30">{</text:span></text:p>
            <text:p><text:span text:style-name="T25">11 <text:s/></text:span><text:span text:style-name="T32"><text:s text:c="4"/></text:span><text:span text:style-name="T30">window: </text:span><text:span text:style-name="T31">Main</text:span><text:span text:style-name="T30">,</text:span></text:p>
            <text:p><text:span text:style-name="T25">12 <text:s/></text:span><text:span text:style-name="T32"><text:s text:c="4"/></text:span><text:span text:style-name="T30">command_tx: </text:span><text:span text:style-name="T31">mpsc</text:span><text:span text:style-name="T30">::SyncSender</text:span><text:span text:style-name="T33">&lt;</text:span><text:span text:style-name="T30">Command</text:span><text:span text:style-name="T33">&gt;</text:span><text:span text:style-name="T30">,</text:span></text:p>
            <text:p><text:span text:style-name="T25">13 <text:s/></text:span><text:span text:style-name="T32"><text:s text:c="4"/></text:span><text:span text:style-name="T30">data_rx: </text:span><text:span text:style-name="T31">mpsc</text:span><text:span text:style-name="T30">::Receiver</text:span><text:span text:style-name="T33">&lt;</text:span><text:span text:style-name="T30">Data</text:span><text:span text:style-name="T33">&gt;</text:span><text:span text:style-name="T30">,</text:span></text:p>
            <text:p><text:span text:style-name="T25">14 <text:s/></text:span><text:span text:style-name="T30">}</text:span></text:p>
            <text:p><text:span text:style-name="T34">15 <text:s/></text:span></text:p>
            <text:p><text:span text:style-name="T25">16 <text:s/></text:span><text:span text:style-name="T26">// reqired to transform Rust functions into slots</text:span></text:p>
            <text:p><text:span text:style-name="T25">17 <text:s/></text:span><text:span text:style-name="T29">impl</text:span><text:span text:style-name="T32"> </text:span><text:span text:style-name="T30">cpp_core::StaticUpcast</text:span><text:span text:style-name="T33">&lt;</text:span><text:span text:style-name="T30">QObject</text:span><text:span text:style-name="T33">&gt;</text:span><text:span text:style-name="T32"> </text:span><text:span text:style-name="T29">for</text:span><text:span text:style-name="T32"> </text:span><text:span text:style-name="T30">Ui</text:span><text:span text:style-name="T32"> </text:span><text:span text:style-name="T30">{</text:span></text:p>
            <text:p><text:span text:style-name="T25">18 <text:s/></text:span><text:span text:style-name="T32"><text:s text:c="4"/></text:span><text:span text:style-name="T29">unsafe</text:span><text:span text:style-name="T32"> </text:span><text:span text:style-name="T29">fn</text:span><text:span text:style-name="T30"> </text:span><text:span text:style-name="T35">static_upcast</text:span><text:span text:style-name="T30">(ptr: </text:span><text:span text:style-name="T31">Ptr</text:span><text:span text:style-name="T33">&lt;</text:span><text:span text:style-name="T36">Self</text:span><text:span text:style-name="T33">&gt;</text:span><text:span text:style-name="T30">)</text:span><text:span text:style-name="T32"> </text:span><text:span text:style-name="T30">-&gt; </text:span><text:span text:style-name="T31">Ptr</text:span><text:span text:style-name="T33">&lt;</text:span><text:span text:style-name="T30">QObject</text:span><text:span text:style-name="T33">&gt;</text:span><text:span text:style-name="T32"> </text:span><text:span text:style-name="T30">{</text:span></text:p>
            <text:p><text:span text:style-name="T25">19 <text:s/></text:span><text:span text:style-name="T32"><text:s text:c="8"/></text:span><text:span text:style-name="T30">ptr.window.widget.as_ptr().static_upcast()</text:span></text:p>
            <text:p><text:span text:style-name="T25">20 <text:s/></text:span><text:span text:style-name="T32"><text:s text:c="4"/></text:span><text:span text:style-name="T30">}</text:span></text:p>
            <text:p><text:span text:style-name="T25">21 <text:s/></text:span><text:span text:style-name="T30">}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8" draw:text-style-name="P6" draw:layer="layout" svg:width="16.999cm" svg:height="1.988cm" svg:x="5.8cm" svg:y="2.6cm">
          <draw:text-box>
            <text:p><text:span text:style-name="T1">UI Implementation</text:span></text:p>
          </draw:text-box>
        </draw:frame>
        <draw:frame draw:style-name="gr10" draw:text-style-name="P8" draw:layer="layout" svg:width="24cm" svg:height="15.628cm" svg:x="1.6cm" svg:y="4.8cm">
          <draw:text-box>
            <text:p><text:span text:style-name="T37"><text:s/></text:span><text:span text:style-name="T37">1 <text:s/></text:span><text:span text:style-name="T38">impl</text:span><text:span text:style-name="T39"> </text:span><text:span text:style-name="T40">Ui</text:span><text:span text:style-name="T39"> </text:span><text:span text:style-name="T40">{</text:span></text:p>
            <text:p><text:span text:style-name="T37"><text:s/></text:span><text:span text:style-name="T37">2 <text:s/></text:span><text:span text:style-name="T39"><text:s text:c="4"/></text:span><text:span text:style-name="T41">// Rc required to transform Rust functions into slots</text:span></text:p>
            <text:p><text:span text:style-name="T37"><text:s/></text:span><text:span text:style-name="T37">3 <text:s/></text:span><text:span text:style-name="T39"><text:s text:c="4"/></text:span><text:span text:style-name="T38">fn</text:span><text:span text:style-name="T40"> </text:span><text:span text:style-name="T42">new</text:span><text:span text:style-name="T40">(</text:span></text:p>
            <text:p><text:span text:style-name="T37"><text:s/></text:span><text:span text:style-name="T37">4 <text:s/></text:span><text:span text:style-name="T39"><text:s text:c="8"/></text:span><text:span text:style-name="T40">command_tx: </text:span><text:span text:style-name="T43">std</text:span><text:span text:style-name="T40">::sync::mpsc::SyncSender</text:span><text:span text:style-name="T44">&lt;</text:span><text:span text:style-name="T40">Command</text:span><text:span text:style-name="T44">&gt;</text:span><text:span text:style-name="T40">,</text:span></text:p>
            <text:p><text:span text:style-name="T37"><text:s/></text:span><text:span text:style-name="T37">5 <text:s/></text:span><text:span text:style-name="T39"><text:s text:c="8"/></text:span><text:span text:style-name="T40">data_rx: </text:span><text:span text:style-name="T43">std</text:span><text:span text:style-name="T40">::sync::mpsc::Receiver</text:span><text:span text:style-name="T44">&lt;</text:span><text:span text:style-name="T40">Data</text:span><text:span text:style-name="T44">&gt;</text:span><text:span text:style-name="T40">,</text:span></text:p>
            <text:p><text:span text:style-name="T37"><text:s/></text:span><text:span text:style-name="T37">6 <text:s/></text:span><text:span text:style-name="T39"><text:s text:c="4"/></text:span><text:span text:style-name="T40">)</text:span><text:span text:style-name="T39"> </text:span><text:span text:style-name="T40">-&gt; </text:span><text:span text:style-name="T43">Rc</text:span><text:span text:style-name="T44">&lt;</text:span><text:span text:style-name="T45">Self</text:span><text:span text:style-name="T44">&gt;</text:span><text:span text:style-name="T39"> </text:span><text:span text:style-name="T40">{</text:span></text:p>
            <text:p><text:span text:style-name="T37"><text:s/></text:span><text:span text:style-name="T37">7 <text:s/></text:span><text:span text:style-name="T39"><text:s text:c="8"/></text:span><text:span text:style-name="T38">let</text:span><text:span text:style-name="T39"> </text:span><text:span text:style-name="T40">ui</text:span><text:span text:style-name="T39"> </text:span><text:span text:style-name="T44">=</text:span><text:span text:style-name="T39"> </text:span><text:span text:style-name="T40">Rc::new(Ui</text:span><text:span text:style-name="T39"> </text:span><text:span text:style-name="T40">{</text:span></text:p>
            <text:p><text:span text:style-name="T37"><text:s/></text:span><text:span text:style-name="T37">8 <text:s/></text:span><text:span text:style-name="T39"><text:s text:c="12"/></text:span><text:span text:style-name="T40">window: </text:span><text:span text:style-name="T43">Main</text:span><text:span text:style-name="T40">::load(),</text:span></text:p>
            <text:p><text:span text:style-name="T37"><text:s/></text:span><text:span text:style-name="T37">9 <text:s/></text:span><text:span text:style-name="T39"><text:s text:c="12"/></text:span><text:span text:style-name="T40">command_tx,</text:span></text:p>
            <text:p><text:span text:style-name="T37">10 <text:s/></text:span><text:span text:style-name="T39"><text:s text:c="12"/></text:span><text:span text:style-name="T40">data_rx,</text:span></text:p>
            <text:p><text:span text:style-name="T37">11 <text:s/></text:span><text:span text:style-name="T39"><text:s text:c="8"/></text:span><text:span text:style-name="T40">});</text:span></text:p>
            <text:p><text:span text:style-name="T37">12 <text:s/></text:span><text:span text:style-name="T39"><text:s text:c="8"/></text:span><text:span text:style-name="T38">unsafe</text:span><text:span text:style-name="T39"> </text:span><text:span text:style-name="T40">{</text:span></text:p>
            <text:p><text:span text:style-name="T37">13 <text:s/></text:span><text:span text:style-name="T39"><text:s text:c="12"/></text:span><text:span text:style-name="T40">ui.window</text:span></text:p>
            <text:p><text:span text:style-name="T37">14 <text:s/></text:span><text:span text:style-name="T39"><text:s text:c="16"/></text:span><text:span text:style-name="T40">.btn_reset</text:span></text:p>
            <text:p><text:span text:style-name="T37">15 <text:s/></text:span><text:span text:style-name="T39"><text:s text:c="16"/></text:span><text:span text:style-name="T40">.clicked()</text:span></text:p>
            <text:p><text:span text:style-name="T37">16 <text:s/></text:span><text:span text:style-name="T39"><text:s text:c="16"/></text:span><text:span text:style-name="T40">.connect(</text:span><text:span text:style-name="T44">&amp;</text:span><text:span text:style-name="T40">ui.slot_handle_btn_reset());</text:span></text:p>
            <text:p><text:span text:style-name="T37">17 <text:s/></text:span><text:span text:style-name="T39"><text:s text:c="8"/></text:span><text:span text:style-name="T40">}</text:span></text:p>
            <text:p><text:span text:style-name="T37">18 <text:s/></text:span><text:span text:style-name="T39"><text:s text:c="8"/></text:span><text:span text:style-name="T40">ui</text:span></text:p>
            <text:p><text:span text:style-name="T37">19 <text:s/></text:span><text:span text:style-name="T39"><text:s text:c="4"/></text:span><text:span text:style-name="T40">}</text:span></text:p>
            <text:p><text:span text:style-name="T37">20 <text:s/></text:span><text:span text:style-name="T39"><text:s text:c="4"/></text:span><text:span text:style-name="T46">#[slot(SlotNoArgs)]</text:span></text:p>
            <text:p><text:span text:style-name="T37">21 <text:s/></text:span><text:span text:style-name="T39"><text:s text:c="4"/></text:span><text:span text:style-name="T38">fn</text:span><text:span text:style-name="T40"> </text:span><text:span text:style-name="T42">handle_btn_reset</text:span><text:span text:style-name="T40">(</text:span><text:span text:style-name="T45">self</text:span><text:span text:style-name="T40">: </text:span><text:span text:style-name="T45">&amp;</text:span><text:span text:style-name="T43">Rc</text:span><text:span text:style-name="T44">&lt;</text:span><text:span text:style-name="T45">Self</text:span><text:span text:style-name="T44">&gt;</text:span><text:span text:style-name="T40">)</text:span><text:span text:style-name="T39"> </text:span><text:span text:style-name="T40">{</text:span></text:p>
            <text:p><text:span text:style-name="T37">22 <text:s/></text:span><text:span text:style-name="T39"><text:s text:c="8"/></text:span><text:span text:style-name="T38">let</text:span><text:span text:style-name="T39"> </text:span><text:span text:style-name="T40">_</text:span><text:span text:style-name="T39"> </text:span><text:span text:style-name="T44">=</text:span><text:span text:style-name="T39"> </text:span><text:span text:style-name="T45">self</text:span><text:span text:style-name="T40">.command_tx.send(Command::Reset);</text:span></text:p>
            <text:p><text:span text:style-name="T37">23 <text:s/></text:span><text:span text:style-name="T39"><text:s text:c="4"/></text:span><text:span text:style-name="T40">}</text:span></text:p>
            <text:p><text:span text:style-name="T37">24 <text:s/></text:span><text:span text:style-name="T40">}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style-name="gr8" draw:text-style-name="P6" draw:layer="layout" svg:width="16.999cm" svg:height="3.012cm" svg:x="5.4cm" svg:y="1.588cm">
          <draw:text-box>
            <text:p text:style-name="P9"><text:span text:style-name="T1">UI Implementation</text:span></text:p>
            <text:p text:style-name="P10"><text:span text:style-name="T2">An alternative slot implementation</text:span></text:p>
          </draw:text-box>
        </draw:frame>
        <draw:frame draw:style-name="gr10" draw:text-style-name="P8" draw:layer="layout" svg:width="24cm" svg:height="15.628cm" svg:x="1.6cm" svg:y="4.8cm">
          <draw:text-box>
            <text:p><text:span text:style-name="T37"><text:s/></text:span><text:span text:style-name="T37">1 <text:s/></text:span><text:span text:style-name="T38">fn</text:span><text:span text:style-name="T40"> </text:span><text:span text:style-name="T42">new</text:span><text:span text:style-name="T40">(</text:span></text:p>
            <text:p><text:span text:style-name="T37"><text:s/></text:span><text:span text:style-name="T37">2 <text:s/></text:span><text:span text:style-name="T39"><text:s text:c="4"/></text:span><text:span text:style-name="T40">command_tx: </text:span><text:span text:style-name="T43">std</text:span><text:span text:style-name="T40">::sync::mpsc::SyncSender</text:span><text:span text:style-name="T44">&lt;</text:span><text:span text:style-name="T40">Command</text:span><text:span text:style-name="T44">&gt;</text:span><text:span text:style-name="T40">,</text:span></text:p>
            <text:p><text:span text:style-name="T37"><text:s/></text:span><text:span text:style-name="T37">3 <text:s/></text:span><text:span text:style-name="T39"><text:s text:c="4"/></text:span><text:span text:style-name="T40">data_rx: </text:span><text:span text:style-name="T43">std</text:span><text:span text:style-name="T40">::sync::mpsc::Receiver</text:span><text:span text:style-name="T44">&lt;</text:span><text:span text:style-name="T40">Data</text:span><text:span text:style-name="T44">&gt;</text:span><text:span text:style-name="T40">,</text:span></text:p>
            <text:p><text:span text:style-name="T37"><text:s/></text:span><text:span text:style-name="T37">4 <text:s/></text:span><text:span text:style-name="T40">)</text:span><text:span text:style-name="T39"> </text:span><text:span text:style-name="T40">-&gt; </text:span><text:span text:style-name="T43">Rc</text:span><text:span text:style-name="T44">&lt;</text:span><text:span text:style-name="T45">Self</text:span><text:span text:style-name="T44">&gt;</text:span><text:span text:style-name="T39"> </text:span><text:span text:style-name="T40">{</text:span></text:p>
            <text:p><text:span text:style-name="T37"><text:s/></text:span><text:span text:style-name="T37">5 <text:s/></text:span><text:span text:style-name="T39"><text:s text:c="4"/></text:span><text:span text:style-name="T38">let</text:span><text:span text:style-name="T39"> </text:span><text:span text:style-name="T40">ui</text:span><text:span text:style-name="T39"> </text:span><text:span text:style-name="T44">=</text:span><text:span text:style-name="T39"> </text:span><text:span text:style-name="T40">Rc::new(Ui</text:span><text:span text:style-name="T39"> </text:span><text:span text:style-name="T40">{</text:span></text:p>
            <text:p><text:span text:style-name="T37"><text:s/></text:span><text:span text:style-name="T37">6 <text:s/></text:span><text:span text:style-name="T39"><text:s text:c="8"/></text:span><text:span text:style-name="T40">window: </text:span><text:span text:style-name="T43">Main</text:span><text:span text:style-name="T40">::load(),</text:span></text:p>
            <text:p><text:span text:style-name="T37"><text:s/></text:span><text:span text:style-name="T37">7 <text:s/></text:span><text:span text:style-name="T39"><text:s text:c="8"/></text:span><text:span text:style-name="T40">command_tx: </text:span><text:span text:style-name="T43">command_tx</text:span><text:span text:style-name="T40">.clone(),</text:span></text:p>
            <text:p><text:span text:style-name="T37"><text:s/></text:span><text:span text:style-name="T37">8 <text:s/></text:span><text:span text:style-name="T39"><text:s text:c="8"/></text:span><text:span text:style-name="T40">data_rx,</text:span></text:p>
            <text:p><text:span text:style-name="T37"><text:s/></text:span><text:span text:style-name="T37">9 <text:s/></text:span><text:span text:style-name="T39"><text:s text:c="4"/></text:span><text:span text:style-name="T40">});</text:span></text:p>
            <text:p><text:span text:style-name="T37">10 <text:s/></text:span><text:span text:style-name="T39"><text:s text:c="4"/></text:span><text:span text:style-name="T41">// define a slot manually using a code closure</text:span></text:p>
            <text:p><text:span text:style-name="T37">11 <text:s/></text:span><text:span text:style-name="T39"><text:s text:c="4"/></text:span><text:span text:style-name="T38">unsafe</text:span><text:span text:style-name="T39"> </text:span><text:span text:style-name="T40">{</text:span></text:p>
            <text:p><text:span text:style-name="T37">12 <text:s/></text:span><text:span text:style-name="T39"><text:s text:c="8"/></text:span><text:span text:style-name="T40">ui.window</text:span></text:p>
            <text:p><text:span text:style-name="T37">13 <text:s/></text:span><text:span text:style-name="T39"><text:s text:c="12"/></text:span><text:span text:style-name="T40">.btn_reset</text:span></text:p>
            <text:p><text:span text:style-name="T37">14 <text:s/></text:span><text:span text:style-name="T39"><text:s text:c="12"/></text:span><text:span text:style-name="T40">.clicked()</text:span></text:p>
            <text:p><text:span text:style-name="T47">15 <text:s/></text:span><text:span text:style-name="T48"><text:s text:c="12"/></text:span><text:span text:style-name="T49">.connect(</text:span><text:span text:style-name="T50">&amp;</text:span><text:span text:style-name="T49">SlotNoArgs::new(</text:span><text:span text:style-name="T50">&amp;</text:span><text:span text:style-name="T49">ui.window.widget,</text:span><text:span text:style-name="T48"> </text:span><text:span text:style-name="T51">move</text:span><text:span text:style-name="T48"> </text:span><text:span text:style-name="T50">||</text:span><text:span text:style-name="T48"> </text:span><text:span text:style-name="T49">{</text:span></text:p>
            <text:p><text:span text:style-name="T47">16 <text:s/></text:span><text:span text:style-name="T48"><text:s text:c="16"/></text:span><text:span text:style-name="T52">// the main object is under Rc as it needs to be cloned to be moved into a slot</text:span></text:p>
            <text:p><text:span text:style-name="T47">17 <text:s/></text:span><text:span text:style-name="T48"><text:s text:c="16"/></text:span><text:span text:style-name="T52">// closure if required</text:span></text:p>
            <text:p><text:span text:style-name="T47">18 <text:s/></text:span><text:span text:style-name="T48"><text:s text:c="16"/></text:span><text:span text:style-name="T51">let</text:span><text:span text:style-name="T48"> </text:span><text:span text:style-name="T49">_</text:span><text:span text:style-name="T48"> </text:span><text:span text:style-name="T50">=</text:span><text:span text:style-name="T48"> </text:span><text:span text:style-name="T49">command_tx.send(Command::Reset);</text:span></text:p>
            <text:p><text:span text:style-name="T47">19 <text:s/></text:span><text:span text:style-name="T48"><text:s text:c="12"/></text:span><text:span text:style-name="T49">}));</text:span></text:p>
            <text:p><text:span text:style-name="T37">20 <text:s/></text:span><text:span text:style-name="T39"><text:s text:c="4"/></text:span><text:span text:style-name="T40">}</text:span></text:p>
            <text:p><text:span text:style-name="T37">21 <text:s/></text:span><text:span text:style-name="T39"><text:s text:c="4"/></text:span><text:span text:style-name="T40">ui</text:span></text:p>
            <text:p><text:span text:style-name="T37">22 <text:s/></text:span><text:span text:style-name="T40">}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5cm" svg:height="11.136cm" svg:x="3.074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11" draw:text-style-name="P6" draw:layer="layout" svg:width="19.6cm" svg:height="2.2cm" svg:x="3.2cm" svg:y="2.4cm">
          <draw:text-box>
            <text:p><text:span text:style-name="T1">Worker and Events</text:span></text:p>
          </draw:text-box>
        </draw:frame>
        <draw:frame draw:style-name="gr9" draw:text-style-name="P12" draw:layer="layout" svg:width="17.084cm" svg:height="15.893cm" svg:x="3.2cm" svg:y="4.107cm">
          <draw:text-box>
            <text:p text:style-name="P11"><text:span text:style-name="T53"><text:s/></text:span><text:span text:style-name="T53">1 <text:s/></text:span><text:span text:style-name="T54"><text:s/></text:span><text:span text:style-name="T55">// commands to the background worker</text:span></text:p>
            <text:p text:style-name="P11"><text:span text:style-name="T53"><text:s/></text:span><text:span text:style-name="T53">2 <text:s/></text:span><text:span text:style-name="T54"><text:s/></text:span><text:span text:style-name="T56">enum</text:span><text:span text:style-name="T57"> </text:span><text:span text:style-name="T58">Command</text:span><text:span text:style-name="T54"> </text:span><text:span text:style-name="T57">{</text:span></text:p>
            <text:p text:style-name="P11"><text:span text:style-name="T53"><text:s/></text:span><text:span text:style-name="T53">3 <text:s/></text:span><text:span text:style-name="T54"><text:s text:c="5"/></text:span><text:span text:style-name="T57">Reset,</text:span></text:p>
            <text:p text:style-name="P11"><text:span text:style-name="T53"><text:s/></text:span><text:span text:style-name="T53">4 <text:s/></text:span><text:span text:style-name="T54"><text:s text:c="5"/></text:span><text:span text:style-name="T57">Quit,</text:span></text:p>
            <text:p text:style-name="P11"><text:span text:style-name="T53"><text:s/></text:span><text:span text:style-name="T53">5 <text:s/></text:span><text:span text:style-name="T54"><text:s/></text:span><text:span text:style-name="T57">}</text:span></text:p>
            <text:p text:style-name="P11"><text:span text:style-name="T53"><text:s/></text:span><text:span text:style-name="T53">6 <text:s/></text:span><text:span text:style-name="T54"><text:s/></text:span><text:span text:style-name="T55">// data from the background worker (alternative: slots, but objects must be Qt-ized)</text:span></text:p>
            <text:p text:style-name="P11"><text:span text:style-name="T53"><text:s/></text:span><text:span text:style-name="T53">7 <text:s/></text:span><text:span text:style-name="T54"><text:s/></text:span><text:span text:style-name="T56">enum</text:span><text:span text:style-name="T57"> </text:span><text:span text:style-name="T58">Data</text:span><text:span text:style-name="T54"> </text:span><text:span text:style-name="T57">{</text:span></text:p>
            <text:p text:style-name="P11"><text:span text:style-name="T53"><text:s/></text:span><text:span text:style-name="T53">8 <text:s/></text:span><text:span text:style-name="T54"><text:s text:c="5"/></text:span><text:span text:style-name="T57">Counter(</text:span><text:span text:style-name="T59">u64</text:span><text:span text:style-name="T57">),</text:span></text:p>
            <text:p text:style-name="P11"><text:span text:style-name="T53"><text:s/></text:span><text:span text:style-name="T53">9 <text:s/></text:span><text:span text:style-name="T57">}</text:span></text:p>
            <text:p><text:span text:style-name="T53">10 <text:s/></text:span><text:span text:style-name="T55">// background worker</text:span></text:p>
            <text:p><text:span text:style-name="T53">11 <text:s/></text:span><text:span text:style-name="T56">fn</text:span><text:span text:style-name="T57"> </text:span><text:span text:style-name="T60">worker</text:span><text:span text:style-name="T57">(</text:span></text:p>
            <text:p><text:span text:style-name="T53">12 <text:s/></text:span><text:span text:style-name="T54"><text:s text:c="4"/></text:span><text:span text:style-name="T57">command_rx: </text:span><text:span text:style-name="T58">std</text:span><text:span text:style-name="T57">::sync::mpsc::Receiver</text:span><text:span text:style-name="T61">&lt;</text:span><text:span text:style-name="T57">Command</text:span><text:span text:style-name="T61">&gt;</text:span><text:span text:style-name="T57">,</text:span></text:p>
            <text:p><text:span text:style-name="T53">13 <text:s/></text:span><text:span text:style-name="T54"><text:s text:c="4"/></text:span><text:span text:style-name="T57">data_tx: </text:span><text:span text:style-name="T58">std</text:span><text:span text:style-name="T57">::sync::mpsc::SyncSender</text:span><text:span text:style-name="T61">&lt;</text:span><text:span text:style-name="T57">Data</text:span><text:span text:style-name="T61">&gt;</text:span><text:span text:style-name="T57">,</text:span></text:p>
            <text:p><text:span text:style-name="T53">14 <text:s/></text:span><text:span text:style-name="T54"><text:s text:c="4"/></text:span><text:span text:style-name="T57">data_signal: </text:span><text:span text:style-name="T58">UnsafeSend</text:span><text:span text:style-name="T61">&lt;</text:span><text:span text:style-name="T57">QBox</text:span><text:span text:style-name="T61">&lt;</text:span><text:span text:style-name="T57">SignalNoArgs</text:span><text:span text:style-name="T61">&gt;&gt;</text:span><text:span text:style-name="T57">,</text:span></text:p>
            <text:p><text:span text:style-name="T53">15 <text:s/></text:span><text:span text:style-name="T57">)</text:span><text:span text:style-name="T54"> </text:span><text:span text:style-name="T57">{</text:span></text:p>
            <text:p><text:span text:style-name="T53">16 <text:s/></text:span><text:span text:style-name="T54"><text:s text:c="4"/></text:span><text:span text:style-name="T56">let</text:span><text:span text:style-name="T54"> </text:span><text:span text:style-name="T56">mut</text:span><text:span text:style-name="T54"> </text:span><text:span text:style-name="T57">counter</text:span><text:span text:style-name="T54"> </text:span><text:span text:style-name="T61">=</text:span><text:span text:style-name="T54"> </text:span><text:span text:style-name="T61">0</text:span><text:span text:style-name="T57">;</text:span></text:p>
            <text:p><text:span text:style-name="T53">17 <text:s/></text:span><text:span text:style-name="T54"><text:s text:c="4"/></text:span><text:span text:style-name="T56">loop</text:span><text:span text:style-name="T54"> </text:span><text:span text:style-name="T57">{</text:span></text:p>
            <text:p><text:span text:style-name="T53">18 <text:s/></text:span><text:span text:style-name="T54"><text:s text:c="8"/></text:span><text:span text:style-name="T56">while</text:span><text:span text:style-name="T54"> </text:span><text:span text:style-name="T56">let</text:span><text:span text:style-name="T54"> </text:span><text:span text:style-name="T62">Ok</text:span><text:span text:style-name="T57">(command)</text:span><text:span text:style-name="T54"> </text:span><text:span text:style-name="T61">=</text:span><text:span text:style-name="T54"> </text:span><text:span text:style-name="T57">command_rx.try_recv()</text:span><text:span text:style-name="T54"> </text:span><text:span text:style-name="T57">{</text:span></text:p>
            <text:p><text:span text:style-name="T53">19 <text:s/></text:span><text:span text:style-name="T54"><text:s text:c="12"/></text:span><text:span text:style-name="T56">match</text:span><text:span text:style-name="T54"> </text:span><text:span text:style-name="T57">command</text:span><text:span text:style-name="T54"> </text:span><text:span text:style-name="T57">{</text:span></text:p>
            <text:p><text:span text:style-name="T53">20 <text:s/></text:span><text:span text:style-name="T54"><text:s text:c="16"/></text:span><text:span text:style-name="T57">Command::Reset</text:span><text:span text:style-name="T54"> </text:span><text:span text:style-name="T61">=&gt;</text:span><text:span text:style-name="T54"> </text:span><text:span text:style-name="T57">counter</text:span><text:span text:style-name="T54"> </text:span><text:span text:style-name="T61">=</text:span><text:span text:style-name="T54"> </text:span><text:span text:style-name="T61">0</text:span><text:span text:style-name="T57">,</text:span></text:p>
            <text:p><text:span text:style-name="T53">21 <text:s/></text:span><text:span text:style-name="T54"><text:s text:c="16"/></text:span><text:span text:style-name="T57">Command::Quit</text:span><text:span text:style-name="T54"> </text:span><text:span text:style-name="T61">=&gt;</text:span><text:span text:style-name="T54"> </text:span><text:span text:style-name="T56">return</text:span><text:span text:style-name="T57">,</text:span></text:p>
            <text:p><text:span text:style-name="T53">22 <text:s/></text:span><text:span text:style-name="T54"><text:s text:c="12"/></text:span><text:span text:style-name="T57">}</text:span></text:p>
            <text:p><text:span text:style-name="T53">23 <text:s/></text:span><text:span text:style-name="T54"><text:s text:c="8"/></text:span><text:span text:style-name="T57">}</text:span></text:p>
            <text:p><text:span text:style-name="T53">24 <text:s/></text:span><text:span text:style-name="T54"><text:s text:c="8"/></text:span><text:span text:style-name="T56">if</text:span><text:span text:style-name="T54"> </text:span><text:span text:style-name="T57">data_tx.send(Data::Counter(counter)).is_ok()</text:span><text:span text:style-name="T54"> </text:span><text:span text:style-name="T57">{</text:span></text:p>
            <text:p><text:span text:style-name="T53">25 <text:s/></text:span><text:span text:style-name="T54"><text:s text:c="12"/></text:span><text:span text:style-name="T60">println!</text:span><text:span text:style-name="T57">(</text:span><text:span text:style-name="T63">"emitting signal from {:?}"</text:span><text:span text:style-name="T57">,</text:span><text:span text:style-name="T54"> </text:span><text:span text:style-name="T57">std::thread::current().id());</text:span></text:p>
            <text:p><text:span text:style-name="T53">26 <text:s/></text:span><text:span text:style-name="T54"><text:s text:c="12"/></text:span><text:span text:style-name="T56">unsafe</text:span><text:span text:style-name="T54"> </text:span><text:span text:style-name="T57">{</text:span></text:p>
            <text:p><text:span text:style-name="T53">27 <text:s/></text:span><text:span text:style-name="T54"><text:s text:c="16"/></text:span><text:span text:style-name="T57">data_signal.emit();</text:span></text:p>
            <text:p><text:span text:style-name="T53">28 <text:s/></text:span><text:span text:style-name="T54"><text:s text:c="12"/></text:span><text:span text:style-name="T57">}</text:span></text:p>
            <text:p><text:span text:style-name="T53">29 <text:s/></text:span><text:span text:style-name="T54"><text:s text:c="8"/></text:span><text:span text:style-name="T57">}</text:span></text:p>
            <text:p><text:span text:style-name="T53">30 <text:s/></text:span><text:span text:style-name="T54"><text:s text:c="8"/></text:span><text:span text:style-name="T57">std::thread::sleep(Duration::from_secs(</text:span><text:span text:style-name="T61">1</text:span><text:span text:style-name="T57">));</text:span></text:p>
            <text:p><text:span text:style-name="T53">31 <text:s/></text:span><text:span text:style-name="T54"><text:s text:c="8"/></text:span><text:span text:style-name="T57">counter</text:span><text:span text:style-name="T54"> </text:span><text:span text:style-name="T61">+=</text:span><text:span text:style-name="T54"> </text:span><text:span text:style-name="T61">1</text:span><text:span text:style-name="T57">;</text:span></text:p>
            <text:p><text:span text:style-name="T53">32 <text:s/></text:span><text:span text:style-name="T54"><text:s text:c="4"/></text:span><text:span text:style-name="T57">}</text:span></text:p>
            <text:p><text:span text:style-name="T53">33 <text:s/></text:span><text:span text:style-name="T57">}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11" draw:text-style-name="P6" draw:layer="layout" svg:width="19.6cm" svg:height="2.2cm" svg:x="3.2cm" svg:y="2.4cm">
          <draw:text-box>
            <text:p><text:span text:style-name="T1">Handling data events in UI</text:span></text:p>
          </draw:text-box>
        </draw:frame>
        <draw:frame draw:style-name="gr9" draw:text-style-name="P15" draw:layer="layout" svg:width="20.4cm" svg:height="15.183cm" svg:x="4.2cm" svg:y="4.817cm">
          <draw:text-box>
            <text:p text:style-name="P13"><text:span text:style-name="T64"><text:s/></text:span><text:span text:style-name="T64">1 <text:s/></text:span><text:span text:style-name="T65">impl</text:span><text:span text:style-name="T66"> </text:span><text:span text:style-name="T67">Ui</text:span><text:span text:style-name="T66"> </text:span><text:span text:style-name="T67">{</text:span></text:p>
            <text:p text:style-name="P13"><text:span text:style-name="T64"><text:s/></text:span><text:span text:style-name="T64">2 <text:s/></text:span><text:span text:style-name="T66"><text:s text:c="4"/></text:span><text:span text:style-name="T68">// .................</text:span></text:p>
            <text:p text:style-name="P14"><text:span text:style-name="T64"><text:s/></text:span><text:span text:style-name="T64">3 <text:s/></text:span><text:span text:style-name="T66"><text:s text:c="4"/></text:span><text:span text:style-name="T68">// .................</text:span></text:p>
            <text:p text:style-name="P14"><text:span text:style-name="T64"><text:s/></text:span><text:span text:style-name="T64">4 <text:s/></text:span><text:span text:style-name="T66"><text:s text:c="4"/></text:span><text:span text:style-name="T68">// add the following method to UI</text:span></text:p>
            <text:p><text:span text:style-name="T64"><text:s/></text:span><text:span text:style-name="T64">5 <text:s/></text:span><text:span text:style-name="T66"><text:s text:c="4"/></text:span><text:span text:style-name="T69">#[slot(SlotNoArgs)]</text:span></text:p>
            <text:p><text:span text:style-name="T64"><text:s/></text:span><text:span text:style-name="T64">6 <text:s/></text:span><text:span text:style-name="T66"><text:s text:c="4"/></text:span><text:span text:style-name="T65">fn</text:span><text:span text:style-name="T67"> </text:span><text:span text:style-name="T70">handle_data</text:span><text:span text:style-name="T67">(</text:span><text:span text:style-name="T71">self</text:span><text:span text:style-name="T67">: </text:span><text:span text:style-name="T71">&amp;</text:span><text:span text:style-name="T72">Rc</text:span><text:span text:style-name="T73">&lt;</text:span><text:span text:style-name="T71">Self</text:span><text:span text:style-name="T73">&gt;</text:span><text:span text:style-name="T67">)</text:span><text:span text:style-name="T66"> </text:span><text:span text:style-name="T67">{</text:span></text:p>
            <text:p><text:span text:style-name="T64"><text:s/></text:span><text:span text:style-name="T64">7 <text:s/></text:span><text:span text:style-name="T66"><text:s text:c="8"/></text:span><text:span text:style-name="T70">println!</text:span><text:span text:style-name="T67">(</text:span><text:span text:style-name="T74">"running handle data in {:?}"</text:span><text:span text:style-name="T67">,</text:span><text:span text:style-name="T66"> </text:span><text:span text:style-name="T67">std::thread::current().id());</text:span></text:p>
            <text:p><text:span text:style-name="T64"><text:s/></text:span><text:span text:style-name="T64">8 <text:s/></text:span><text:span text:style-name="T66"><text:s text:c="8"/></text:span><text:span text:style-name="T65">while</text:span><text:span text:style-name="T66"> </text:span><text:span text:style-name="T65">let</text:span><text:span text:style-name="T66"> </text:span><text:span text:style-name="T71">Ok</text:span><text:span text:style-name="T67">(data)</text:span><text:span text:style-name="T66"> </text:span><text:span text:style-name="T73">=</text:span><text:span text:style-name="T66"> </text:span><text:span text:style-name="T71">self</text:span><text:span text:style-name="T67">.data_rx.try_recv()</text:span><text:span text:style-name="T66"> </text:span><text:span text:style-name="T67">{</text:span></text:p>
            <text:p><text:span text:style-name="T64"><text:s/></text:span><text:span text:style-name="T64">9 <text:s/></text:span><text:span text:style-name="T66"><text:s text:c="12"/></text:span><text:span text:style-name="T65">match</text:span><text:span text:style-name="T66"> </text:span><text:span text:style-name="T67">data</text:span><text:span text:style-name="T66"> </text:span><text:span text:style-name="T67">{</text:span></text:p>
            <text:p><text:span text:style-name="T64">10 <text:s/></text:span><text:span text:style-name="T66"><text:s text:c="16"/></text:span><text:span text:style-name="T67">Data::Counter(v)</text:span><text:span text:style-name="T66"> </text:span><text:span text:style-name="T73">=&gt;</text:span><text:span text:style-name="T66"> </text:span><text:span text:style-name="T67">{</text:span></text:p>
            <text:p><text:span text:style-name="T64">11 <text:s/></text:span><text:span text:style-name="T66"><text:s text:c="20"/></text:span><text:span text:style-name="T65">unsafe</text:span><text:span text:style-name="T66"> </text:span><text:span text:style-name="T67">{</text:span></text:p>
            <text:p><text:span text:style-name="T64">12 <text:s/></text:span><text:span text:style-name="T66"><text:s text:c="24"/></text:span><text:span text:style-name="T71">self</text:span><text:span text:style-name="T67">.window.counter.set_text(</text:span><text:span text:style-name="T73">&amp;</text:span><text:span text:style-name="T67">qt_core::qs(v.to_string()));</text:span></text:p>
            <text:p><text:span text:style-name="T64">13 <text:s/></text:span><text:span text:style-name="T66"><text:s text:c="20"/></text:span><text:span text:style-name="T67">};</text:span></text:p>
            <text:p><text:span text:style-name="T64">14 <text:s/></text:span><text:span text:style-name="T66"><text:s text:c="16"/></text:span><text:span text:style-name="T67">}</text:span><text:span text:style-name="T66"> </text:span><text:span text:style-name="T68">// match other data kinds if exist</text:span></text:p>
            <text:p><text:span text:style-name="T64">15 <text:s/></text:span><text:span text:style-name="T66"><text:s text:c="12"/></text:span><text:span text:style-name="T67">}</text:span></text:p>
            <text:p><text:span text:style-name="T64">16 <text:s/></text:span><text:span text:style-name="T66"><text:s text:c="8"/></text:span><text:span text:style-name="T67">}</text:span></text:p>
            <text:p><text:span text:style-name="T64">17 <text:s/></text:span><text:span text:style-name="T66"><text:s text:c="4"/></text:span><text:span text:style-name="T67">}</text:span></text:p>
            <text:p text:style-name="P13"><text:span text:style-name="T64">18 <text:s/></text:span><text:span text:style-name="T67">}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4220000031AECA4AA3B54894200.png" xlink:type="simple" xlink:show="embed" xlink:actuate="onLoad"/>
    <draw:fill-image draw:name="msFillBitmap_20_2" draw:display-name="msFillBitmap 2" xlink:href="Pictures/100000000000033C0000026D9921FDF153E01720.png" xlink:type="simple" xlink:show="embed" xlink:actuate="onLoad"/>
    <draw:fill-image draw:name="msFillBitmap_20_3" draw:display-name="msFillBitmap 3" xlink:href="Pictures/10000000000004220000031AECA4AA3B54894200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9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21:14:31</meta:creation-date>
    <dc:language>ru-RU</dc:language>
    <dc:date>2023-02-28T20:31:57.327231128</dc:date>
    <meta:editing-cycles>136</meta:editing-cycles>
    <dc:title>Blueprint Plans</dc:title>
    <meta:editing-duration>PT1H45M22S</meta:editing-duration>
    <meta:generator>LibreOffice/7.4.5.1$Linux_X86_64 LibreOffice_project/40$Build-1</meta:generator>
    <meta:document-statistic meta:object-count="72"/>
  </office:meta>
</office:document-meta>
</file>